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1361000004CD4093D3E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3" style:family="table">
      <style:table-properties style:width="6.7535in" fo:margin-left="0.0833in" fo:margin-top="0in" fo:margin-bottom="0in" table:align="left" style:writing-mode="page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2.25in"/>
    </style:style>
    <style:style style:name="Table3.C" style:family="table-column">
      <style:table-column-properties style:column-width="1.1813in"/>
    </style:style>
    <style:style style:name="Table3.D" style:family="table-column">
      <style:table-column-properties style:column-width="2.1972in"/>
    </style:style>
    <style:style style:name="Table3.1" style:family="table-row">
      <style:table-row-properties style:min-row-height="0.2361in" fo:keep-together="auto"/>
    </style:style>
    <style:style style:name="Table3.A1" style:family="table-cell">
      <style:table-cell-properties fo:background-color="#e6e6e6" fo:padding-left="0.0035in" fo:padding-right="0.0035in" fo:padding-top="0in" fo:padding-bottom="0in" fo:border="0.5pt solid #000000">
        <style:background-image/>
      </style:table-cell-properties>
    </style:style>
    <style:style style:name="Table3.B1" style:family="table-cell">
      <style:table-cell-properties fo:padding-left="0.0035in" fo:padding-right="0.0035in" fo:padding-top="0in" fo:padding-bottom="0in" fo:border-left="0.5pt solid #000000" fo:border-right="none" fo:border-top="none" fo:border-bottom="0.5pt solid #000000"/>
    </style:style>
    <style:style style:name="Table3.2" style:family="table-row">
      <style:table-row-properties style:min-row-height="0.2347in" fo:keep-together="auto"/>
    </style:style>
    <style:style style:name="Table3.A2" style:family="table-cell">
      <style:table-cell-properties fo:padding-left="0.0035in" fo:padding-right="0.0035in" fo:padding-top="0in" fo:padding-bottom="0in" fo:border="0.5pt solid #000000"/>
    </style:style>
    <style:style style:name="Table3.B2" style:family="table-cell">
      <style:table-cell-properties fo:padding-left="0.0035in" fo:padding-right="0.0035in" fo:padding-top="0in" fo:padding-bottom="0in" fo:border="0.5pt solid #000000"/>
    </style:style>
    <style:style style:name="Table3.C2" style:family="table-cell">
      <style:table-cell-properties fo:padding-left="0.0035in" fo:padding-right="0.0035in" fo:padding-top="0in" fo:padding-bottom="0in" fo:border="0.5pt solid #000000"/>
    </style:style>
    <style:style style:name="Table3.D2" style:family="table-cell">
      <style:table-cell-properties fo:padding-left="0.0035in" fo:padding-right="0.0035in" fo:padding-top="0in" fo:padding-bottom="0in" fo:border="0.5pt solid #000000"/>
    </style:style>
    <style:style style:name="Table3.3" style:family="table-row">
      <style:table-row-properties style:min-row-height="0.2583in" fo:keep-together="auto"/>
    </style:style>
    <style:style style:name="Table3.A3" style:family="table-cell">
      <style:table-cell-properties fo:padding-left="0.0035in" fo:padding-right="0.0035in" fo:padding-top="0in" fo:padding-bottom="0in" fo:border="0.5pt solid #000000"/>
    </style:style>
    <style:style style:name="Table3.B3" style:family="table-cell">
      <style:table-cell-properties fo:padding-left="0.0035in" fo:padding-right="0.0035in" fo:padding-top="0in" fo:padding-bottom="0in" fo:border="0.5pt solid #000000"/>
    </style:style>
    <style:style style:name="Table3.C3" style:family="table-cell">
      <style:table-cell-properties fo:padding-left="0.0035in" fo:padding-right="0.0035in" fo:padding-top="0in" fo:padding-bottom="0in" fo:border="0.5pt solid #000000"/>
    </style:style>
    <style:style style:name="Table3.D3" style:family="table-cell">
      <style:table-cell-properties fo:padding-left="0.0035in" fo:padding-right="0.0035in" fo:padding-top="0in" fo:padding-bottom="0in" fo:border="0.5pt solid #000000"/>
    </style:style>
    <style:style style:name="Table3.A4" style:family="table-cell">
      <style:table-cell-properties fo:padding-left="0.0035in" fo:padding-right="0.0035in" fo:padding-top="0in" fo:padding-bottom="0in" fo:border="0.5pt solid #000000"/>
    </style:style>
    <style:style style:name="Table3.B4" style:family="table-cell">
      <style:table-cell-properties fo:padding-left="0.0035in" fo:padding-right="0.0035in" fo:padding-top="0in" fo:padding-bottom="0in" fo:border="0.5pt solid #000000"/>
    </style:style>
    <style:style style:name="Table3.A5" style:family="table-cell">
      <style:table-cell-properties fo:padding-left="0.0035in" fo:padding-right="0.0035in" fo:padding-top="0in" fo:padding-bottom="0in" fo:border="0.5pt solid #000000"/>
    </style:style>
    <style:style style:name="Table3.B5" style:family="table-cell">
      <style:table-cell-properties fo:padding-left="0.0035in" fo:padding-right="0.0035in" fo:padding-top="0in" fo:padding-bottom="0in" fo:border="0.5pt solid #000000"/>
    </style:style>
    <style:style style:name="Table3.C5" style:family="table-cell">
      <style:table-cell-properties fo:padding-left="0.0035in" fo:padding-right="0.0035in" fo:padding-top="0in" fo:padding-bottom="0in" fo:border="0.5pt solid #000000"/>
    </style:style>
    <style:style style:name="Table3.D5" style:family="table-cell">
      <style:table-cell-properties fo:padding-left="0.0035in" fo:padding-right="0.0035in" fo:padding-top="0in" fo:padding-bottom="0in" fo:border="0.5pt solid #000000"/>
    </style:style>
    <style:style style:name="Table3.6" style:family="table-row">
      <style:table-row-properties style:min-row-height="0.2542in" fo:keep-together="auto"/>
    </style:style>
    <style:style style:name="Table3.A6" style:family="table-cell">
      <style:table-cell-properties fo:padding-left="0.0035in" fo:padding-right="0.0035in" fo:padding-top="0in" fo:padding-bottom="0in" fo:border="0.5pt solid #000000"/>
    </style:style>
    <style:style style:name="Table3.B6" style:family="table-cell">
      <style:table-cell-properties fo:padding-left="0.0035in" fo:padding-right="0.0035in" fo:padding-top="0in" fo:padding-bottom="0in" fo:border="0.5pt solid #000000"/>
    </style:style>
    <style:style style:name="Table3.C6" style:family="table-cell">
      <style:table-cell-properties fo:padding-left="0.0035in" fo:padding-right="0.0035in" fo:padding-top="0in" fo:padding-bottom="0in" fo:border="0.5pt solid #000000"/>
    </style:style>
    <style:style style:name="Table3.D6" style:family="table-cell">
      <style:table-cell-properties fo:padding-left="0.0035in" fo:padding-right="0.0035in" fo:padding-top="0in" fo:padding-bottom="0in" fo:border="0.5pt solid #000000"/>
    </style:style>
    <style:style style:name="Table3.7" style:family="table-row">
      <style:table-row-properties style:min-row-height="0.3229in" fo:keep-together="auto"/>
    </style:style>
    <style:style style:name="Table3.A7" style:family="table-cell">
      <style:table-cell-properties style:vertical-align="middle" fo:background-color="#e6e6e6" fo:padding-left="0.0035in" fo:padding-right="0.0035in" fo:padding-top="0in" fo:padding-bottom="0in" fo:border="0.5pt solid #000000">
        <style:background-image/>
      </style:table-cell-properties>
    </style:style>
    <style:style style:name="Table3.8" style:family="table-row">
      <style:table-row-properties style:min-row-height="0.9708in" fo:keep-together="auto"/>
    </style:style>
    <style:style style:name="Table3.A8" style:family="table-cell">
      <style:table-cell-properties fo:padding-left="0.0035in" fo:padding-right="0.0035in" fo:padding-top="0in" fo:padding-bottom="0in" fo:border="0.5pt solid #000000"/>
    </style:style>
    <style:style style:name="Table3.9" style:family="table-row">
      <style:table-row-properties style:min-row-height="0.3146in" fo:keep-together="auto"/>
    </style:style>
    <style:style style:name="Table3.B9" style:family="table-cell">
      <style:table-cell-properties fo:padding-left="0.0035in" fo:padding-right="0.0035in" fo:padding-top="0in" fo:padding-bottom="0in" fo:border="0.5pt solid #000000"/>
    </style:style>
    <style:style style:name="Table3.C9" style:family="table-cell">
      <style:table-cell-properties fo:background-color="#d9d9d9" fo:padding-left="0.0035in" fo:padding-right="0.0035in" fo:padding-top="0in" fo:padding-bottom="0in" fo:border="0.5pt solid #000000">
        <style:background-image/>
      </style:table-cell-properties>
    </style:style>
    <style:style style:name="Table3.D9" style:family="table-cell">
      <style:table-cell-properties fo:padding-left="0.0035in" fo:padding-right="0.0035in" fo:padding-top="0in" fo:padding-bottom="0in" fo:border="0.5pt solid #000000"/>
    </style:style>
    <style:style style:name="Table3.10" style:family="table-row">
      <style:table-row-properties style:min-row-height="0.1979in" fo:keep-together="auto"/>
    </style:style>
    <style:style style:name="Table3.A10" style:family="table-cell">
      <style:table-cell-properties fo:padding-left="0.0035in" fo:padding-right="0.0035in" fo:padding-top="0in" fo:padding-bottom="0in" fo:border="0.5pt solid #000000"/>
    </style:style>
    <style:style style:name="Table3.B10" style:family="table-cell">
      <style:table-cell-properties fo:padding-left="0.0035in" fo:padding-right="0.0035in" fo:padding-top="0in" fo:padding-bottom="0in" fo:border="0.5pt solid #000000"/>
    </style:style>
    <style:style style:name="Table3.C10" style:family="table-cell">
      <style:table-cell-properties fo:padding-left="0.0035in" fo:padding-right="0.0035in" fo:padding-top="0in" fo:padding-bottom="0in" fo:border="0.5pt solid #000000"/>
    </style:style>
    <style:style style:name="Table3.D10" style:family="table-cell">
      <style:table-cell-properties fo:padding-left="0.0035in" fo:padding-right="0.0035in" fo:padding-top="0in" fo:padding-bottom="0in" fo:border="0.5pt solid #000000"/>
    </style:style>
    <style:style style:name="Table3.A11" style:family="table-cell">
      <style:table-cell-properties fo:padding-left="0.0035in" fo:padding-right="0.0035in" fo:padding-top="0in" fo:padding-bottom="0in" fo:border="0.5pt solid #000000"/>
    </style:style>
    <style:style style:name="Table3.B11" style:family="table-cell">
      <style:table-cell-properties fo:padding-left="0.0035in" fo:padding-right="0.0035in" fo:padding-top="0in" fo:padding-bottom="0in" fo:border="0.5pt solid #000000"/>
    </style:style>
    <style:style style:name="Table3.C11" style:family="table-cell">
      <style:table-cell-properties fo:padding-left="0.0035in" fo:padding-right="0.0035in" fo:padding-top="0in" fo:padding-bottom="0in" fo:border="0.5pt solid #000000"/>
    </style:style>
    <style:style style:name="Table3.D11" style:family="table-cell">
      <style:table-cell-properties fo:padding-left="0.0035in" fo:padding-right="0.0035in" fo:padding-top="0in" fo:padding-bottom="0in" fo:border="0.5pt solid #000000"/>
    </style:style>
    <style:style style:name="Table3.12" style:family="table-row">
      <style:table-row-properties style:min-row-height="0.241in" fo:keep-together="auto"/>
    </style:style>
    <style:style style:name="Table3.A12" style:family="table-cell">
      <style:table-cell-properties fo:padding-left="0.0035in" fo:padding-right="0.0035in" fo:padding-top="0in" fo:padding-bottom="0in" fo:border="0.5pt solid #000000"/>
    </style:style>
    <style:style style:name="Table3.B12" style:family="table-cell">
      <style:table-cell-properties fo:padding-left="0.0035in" fo:padding-right="0.0035in" fo:padding-top="0in" fo:padding-bottom="0in" fo:border="0.5pt solid #000000"/>
    </style:style>
    <style:style style:name="Table3.C12" style:family="table-cell">
      <style:table-cell-properties fo:padding-left="0.0035in" fo:padding-right="0.0035in" fo:padding-top="0in" fo:padding-bottom="0in" fo:border="0.5pt solid #000000"/>
    </style:style>
    <style:style style:name="Table3.D12" style:family="table-cell">
      <style:table-cell-properties fo:padding-left="0.0035in" fo:padding-right="0.0035in" fo:padding-top="0in" fo:padding-bottom="0in" fo:border="0.5pt solid #000000"/>
    </style:style>
    <style:style style:name="Table3.A13" style:family="table-cell">
      <style:table-cell-properties fo:padding-left="0.0035in" fo:padding-right="0.0035in" fo:padding-top="0in" fo:padding-bottom="0in" fo:border="0.5pt solid #000000"/>
    </style:style>
    <style:style style:name="Table3.B13" style:family="table-cell">
      <style:table-cell-properties fo:padding-left="0.0035in" fo:padding-right="0.0035in" fo:padding-top="0in" fo:padding-bottom="0in" fo:border="0.5pt solid #000000"/>
    </style:style>
    <style:style style:name="Table3.C13" style:family="table-cell">
      <style:table-cell-properties fo:padding-left="0.0035in" fo:padding-right="0.0035in" fo:padding-top="0in" fo:padding-bottom="0in" fo:border="0.5pt solid #000000"/>
    </style:style>
    <style:style style:name="Table3.D13" style:family="table-cell">
      <style:table-cell-properties fo:padding-left="0.0035in" fo:padding-right="0.0035in" fo:padding-top="0in" fo:padding-bottom="0in" fo:border="0.5pt solid #000000"/>
    </style:style>
    <style:style style:name="Table6" style:family="table">
      <style:table-properties style:width="6.2618in" fo:margin-left="0.1368in" fo:margin-top="0in" fo:margin-bottom="0in" table:align="left" style:writing-mode="page"/>
    </style:style>
    <style:style style:name="Table6.A" style:family="table-column">
      <style:table-column-properties style:column-width="1.0444in"/>
    </style:style>
    <style:style style:name="Table6.B" style:family="table-column">
      <style:table-column-properties style:column-width="2.5597in"/>
    </style:style>
    <style:style style:name="Table6.C" style:family="table-column">
      <style:table-column-properties style:column-width="2.6576in"/>
    </style:style>
    <style:style style:name="Table6.1" style:family="table-row">
      <style:table-row-properties style:min-row-height="0.4868in" fo:keep-together="auto"/>
    </style:style>
    <style:style style:name="Table6.A1" style:family="table-cell">
      <style:table-cell-properties fo:padding-left="0.0035in" fo:padding-right="0.0035in" fo:padding-top="0in" fo:padding-bottom="0in" fo:border="0.5pt solid #000000"/>
    </style:style>
    <style:style style:name="Table6.2" style:family="table-row">
      <style:table-row-properties style:min-row-height="0.1889in" fo:keep-together="auto"/>
    </style:style>
    <style:style style:name="Table6.3" style:family="table-row">
      <style:table-row-properties style:min-row-height="0.1819in" fo:keep-together="auto"/>
    </style:style>
    <style:style style:name="Table6.4" style:family="table-row">
      <style:table-row-properties style:min-row-height="0.1653in" fo:keep-together="auto"/>
    </style:style>
    <style:style style:name="Table7" style:family="table">
      <style:table-properties style:width="6.2618in" fo:margin-left="0.1368in" fo:margin-top="0in" fo:margin-bottom="0in" fo:break-before="page" table:align="left" style:writing-mode="page"/>
    </style:style>
    <style:style style:name="Table7.A" style:family="table-column">
      <style:table-column-properties style:column-width="1.6076in"/>
    </style:style>
    <style:style style:name="Table7.B" style:family="table-column">
      <style:table-column-properties style:column-width="1.609in"/>
    </style:style>
    <style:style style:name="Table7.C" style:family="table-column">
      <style:table-column-properties style:column-width="1.6097in"/>
    </style:style>
    <style:style style:name="Table7.D" style:family="table-column">
      <style:table-column-properties style:column-width="1.4354in"/>
    </style:style>
    <style:style style:name="Table7.1" style:family="table-row">
      <style:table-row-properties style:min-row-height="0.3194in" fo:keep-together="auto"/>
    </style:style>
    <style:style style:name="Table7.A1" style:family="table-cell">
      <style:table-cell-properties fo:padding-left="0.0035in" fo:padding-right="0.0035in" fo:padding-top="0in" fo:padding-bottom="0in" fo:border="0.5pt solid #000000"/>
    </style:style>
    <style:style style:name="Table7.2" style:family="table-row">
      <style:table-row-properties style:min-row-height="0.2583in" fo:keep-together="auto"/>
    </style:style>
    <style:style style:name="Table7.A2" style:family="table-cell">
      <style:table-cell-properties fo:padding-left="0.0035in" fo:padding-right="0.0035in" fo:padding-top="0in" fo:padding-bottom="0in" fo:border-left="0.5pt solid #000000" fo:border-right="none" fo:border-top="0.5pt solid #000000" fo:border-bottom="none"/>
    </style:style>
    <style:style style:name="Table7.B2" style:family="table-cell">
      <style:table-cell-properties fo:padding-left="0.0035in" fo:padding-right="0.0035in" fo:padding-top="0in" fo:padding-bottom="0in" fo:border-left="none" fo:border-right="none" fo:border-top="0.5pt solid #000000" fo:border-bottom="none"/>
    </style:style>
    <style:style style:name="Table7.C2" style:family="table-cell">
      <style:table-cell-properties fo:padding-left="0.0035in" fo:padding-right="0.0035in" fo:padding-top="0in" fo:padding-bottom="0in" fo:border-left="none" fo:border-right="0.5pt solid #000000" fo:border-top="0.5pt solid #000000" fo:border-bottom="none"/>
    </style:style>
    <style:style style:name="Table7.3" style:family="table-row">
      <style:table-row-properties style:min-row-height="0.2979in" fo:keep-together="auto"/>
    </style:style>
    <style:style style:name="Table7.A3" style:family="table-cell">
      <style:table-cell-properties fo:padding-left="0.0035in" fo:padding-right="0.0035in" fo:padding-top="0in" fo:padding-bottom="0in" fo:border-left="0.5pt solid #000000" fo:border-right="none" fo:border-top="none" fo:border-bottom="0.5pt solid #000000"/>
    </style:style>
    <style:style style:name="Table7.C3" style:family="table-cell">
      <style:table-cell-properties fo:padding-left="0.0035in" fo:padding-right="0.0035in" fo:padding-top="0in" fo:padding-bottom="0in" fo:border-left="none" fo:border-right="0.5pt solid #000000" fo:border-top="none" fo:border-bottom="0.5pt solid #000000"/>
    </style:style>
    <style:style style:name="Table7.D3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7.4" style:family="table-row">
      <style:table-row-properties style:min-row-height="0.2431in" fo:keep-together="auto"/>
    </style:style>
    <style:style style:name="Table7.29" style:family="table-row">
      <style:table-row-properties style:min-row-height="0.7979in" fo:keep-together="auto"/>
    </style:style>
    <style:style style:name="Table10" style:family="table">
      <style:table-properties style:width="6.2618in" fo:margin-left="0.1403in" fo:margin-top="0in" fo:margin-bottom="0in" table:align="left" style:writing-mode="page"/>
    </style:style>
    <style:style style:name="Table10.A" style:family="table-column">
      <style:table-column-properties style:column-width="0.0313in"/>
    </style:style>
    <style:style style:name="Table10.B" style:family="table-column">
      <style:table-column-properties style:column-width="1.6014in"/>
    </style:style>
    <style:style style:name="Table10.C" style:family="table-column">
      <style:table-column-properties style:column-width="1.6in"/>
    </style:style>
    <style:style style:name="Table10.D" style:family="table-column">
      <style:table-column-properties style:column-width="1.6028in"/>
    </style:style>
    <style:style style:name="Table10.E" style:family="table-column">
      <style:table-column-properties style:column-width="1.4264in"/>
    </style:style>
    <style:style style:name="Table10.1" style:family="table-row">
      <style:table-row-properties style:min-row-height="0.7993in" fo:keep-together="auto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fo:padding="0in" fo:border="0.5pt solid #000000"/>
    </style:style>
    <style:style style:name="Table10.2" style:family="table-row">
      <style:table-row-properties fo:keep-together="auto"/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8" style:family="table-row">
      <style:table-row-properties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P1" style:family="paragraph" style:parent-style-name="Text_20_body">
      <style:paragraph-properties fo:line-height="5%"/>
    </style:style>
    <style:style style:name="P2" style:family="paragraph" style:parent-style-name="Text_20_body">
      <style:paragraph-properties fo:margin-right="0.25in" fo:margin-top="0.0835in" fo:margin-bottom="0.0835in" style:contextual-spacing="false" fo:text-align="start" style:justify-single-word="false" fo:orphans="0" fo:widows="0"/>
      <style:text-properties fo:language="en" fo:country="US" style:letter-kerning="false" style:language-asian="en" style:country-asian="US" style:language-complex="ar" style:country-complex="SA"/>
    </style:style>
    <style:style style:name="P3" style:family="paragraph" style:parent-style-name="Text_20_body">
      <style:paragraph-properties fo:margin-top="0.0835in" fo:margin-bottom="0.0835in" style:contextual-spacing="false" fo:text-align="start" style:justify-single-word="false" fo:orphans="0" fo:widows="0"/>
      <style:text-properties fo:language="en" fo:country="US" style:letter-kerning="false" style:language-asian="en" style:country-asian="US" style:language-complex="ar" style:country-complex="SA"/>
    </style:style>
    <style:style style:name="P4" style:family="paragraph" style:parent-style-name="Text_20_body">
      <style:paragraph-properties fo:margin-top="0in" fo:margin-bottom="0in" style:contextual-spacing="false" fo:line-height="5%" fo:text-align="start" style:justify-single-word="false" fo:orphans="0" fo:widows="0"/>
      <style:text-properties fo:language="en" fo:country="US" style:letter-kerning="false" style:language-asian="en" style:country-asian="US" style:language-complex="ar" style:country-complex="SA"/>
    </style:style>
    <style:style style:name="P5" style:family="paragraph" style:parent-style-name="Footer">
      <style:paragraph-properties fo:padding="0in" fo:border="none"/>
    </style:style>
    <style:style style:name="P6" style:family="paragraph" style:parent-style-name="Text_20_body">
      <style:paragraph-properties fo:margin-left="0.1335in" fo:margin-right="0.0925in" fo:margin-top="0.1583in" fo:margin-bottom="0in" style:contextual-spacing="false" fo:text-align="justify" style:justify-single-word="false"/>
    </style:style>
    <style:style style:name="P7" style:family="paragraph" style:parent-style-name="Table_20_Paragraph">
      <style:paragraph-properties fo:margin-left="0.0764in" fo:margin-top="0.0409in" fo:margin-bottom="0in" style:contextual-spacing="false"/>
      <style:text-properties fo:font-size="10pt" fo:language="en" fo:country="GB" style:font-size-asian="10pt"/>
    </style:style>
    <style:style style:name="P8" style:family="paragraph" style:parent-style-name="Table_20_Paragraph">
      <style:paragraph-properties fo:margin-left="0.0764in" fo:margin-top="0.0409in" fo:margin-bottom="0in" style:contextual-spacing="false"/>
      <style:text-properties fo:font-size="10pt" fo:language="en" fo:country="GB" officeooo:paragraph-rsid="0016ce61" style:font-size-asian="10pt"/>
    </style:style>
    <style:style style:name="P9" style:family="paragraph" style:parent-style-name="Table_20_Paragraph">
      <style:paragraph-properties fo:margin-left="0.0764in" fo:margin-top="0.0409in" fo:margin-bottom="0in" style:contextual-spacing="false"/>
      <style:text-properties fo:font-size="10pt" style:font-size-asian="10pt" style:font-size-complex="10pt"/>
    </style:style>
    <style:style style:name="P10" style:family="paragraph" style:parent-style-name="Table_20_Paragraph">
      <style:paragraph-properties fo:margin-left="0.0764in" fo:margin-top="0.0409in" fo:margin-bottom="0in" style:contextual-spacing="false"/>
    </style:style>
    <style:style style:name="P11" style:family="paragraph" style:parent-style-name="Table_20_Paragraph">
      <style:text-properties style:font-name="Times New Roman" fo:font-size="10pt" fo:language="en" fo:country="GB" style:font-size-asian="10pt" style:font-size-complex="10pt"/>
    </style:style>
    <style:style style:name="P12" style:family="paragraph" style:parent-style-name="Standard">
      <style:paragraph-properties fo:margin-left="0.0354in" fo:margin-top="0.0008in" fo:margin-bottom="0in" style:contextual-spacing="false" fo:text-align="center" style:justify-single-word="false"/>
    </style:style>
    <style:style style:name="P13" style:family="paragraph" style:parent-style-name="Standard">
      <style:paragraph-properties fo:margin-left="0.0425in" fo:text-align="center" style:justify-single-word="false">
        <style:tab-stops>
          <style:tab-stop style:position="5.1965in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.0425in" fo:text-align="center" style:justify-single-word="false">
        <style:tab-stops>
          <style:tab-stop style:position="5.0965in" style:leader-style="dotted" style:leader-text="."/>
        </style:tab-stops>
      </style:paragraph-properties>
    </style:style>
    <style:style style:name="P15" style:family="paragraph" style:parent-style-name="Standard">
      <style:text-properties fo:font-size="10pt" fo:letter-spacing="-0.0016in" fo:language="en" fo:country="GB" style:font-size-asian="10pt"/>
    </style:style>
    <style:style style:name="P16" style:family="paragraph" style:parent-style-name="Table_20_Paragraph">
      <style:paragraph-properties fo:margin-left="0.0764in" fo:margin-top="0.0508in" fo:margin-bottom="0in" style:contextual-spacing="false"/>
    </style:style>
    <style:style style:name="P17" style:family="paragraph" style:parent-style-name="Table_20_Paragraph">
      <style:paragraph-properties fo:margin-left="0.0764in" fo:margin-top="0.0626in" fo:margin-bottom="0in" style:contextual-spacing="false"/>
    </style:style>
    <style:style style:name="P18" style:family="paragraph" style:parent-style-name="Table_20_Paragraph">
      <style:paragraph-properties fo:margin-left="0.0764in" fo:margin-right="0.2425in" fo:margin-top="0.0327in" fo:margin-bottom="0in" style:contextual-spacing="false"/>
    </style:style>
    <style:style style:name="P19" style:family="paragraph" style:parent-style-name="Table_20_Paragraph">
      <style:paragraph-properties fo:margin-left="0.0764in" fo:margin-top="0.0909in" fo:margin-bottom="0in" style:contextual-spacing="false"/>
    </style:style>
    <style:style style:name="P20" style:family="paragraph" style:parent-style-name="Table_20_Paragraph">
      <style:paragraph-properties fo:margin-left="0.0764in" fo:margin-top="0.0327in" fo:margin-bottom="0in" style:contextual-spacing="false"/>
    </style:style>
    <style:style style:name="P21" style:family="paragraph" style:parent-style-name="Table_20_Paragraph">
      <style:paragraph-properties fo:margin-left="0.0764in" fo:margin-top="0.0543in" fo:margin-bottom="0in" style:contextual-spacing="false"/>
    </style:style>
    <style:style style:name="P22" style:family="paragraph" style:parent-style-name="Table_20_Paragraph">
      <style:paragraph-properties fo:margin-left="0.0764in" fo:margin-top="0.0957in" fo:margin-bottom="0in" style:contextual-spacing="false"/>
    </style:style>
    <style:style style:name="P23" style:family="paragraph" style:parent-style-name="Table_20_Paragraph">
      <style:paragraph-properties fo:margin-left="0.0764in" fo:margin-top="0.0409in" fo:margin-bottom="0in" style:contextual-spacing="false"/>
    </style:style>
    <style:style style:name="P24" style:family="paragraph" style:parent-style-name="Table_20_Paragraph">
      <style:text-properties style:font-name="Times New Roman" fo:font-size="9pt" fo:language="en" fo:country="GB" style:font-size-asian="9pt"/>
    </style:style>
    <style:style style:name="P25" style:family="paragraph" style:parent-style-name="Table_20_Paragraph">
      <style:text-properties style:font-name="Times New Roman" fo:font-size="9pt" fo:language="en" fo:country="GB" officeooo:rsid="00107e49" officeooo:paragraph-rsid="00107e49" style:font-size-asian="9pt"/>
    </style:style>
    <style:style style:name="P26" style:family="paragraph" style:parent-style-name="Table_20_Paragraph">
      <style:text-properties style:font-name="Times New Roman" fo:font-size="9pt" fo:language="en" fo:country="GB" officeooo:rsid="0014639f" officeooo:paragraph-rsid="0014639f" style:font-size-asian="9pt"/>
    </style:style>
    <style:style style:name="P27" style:family="paragraph" style:parent-style-name="Table_20_Paragraph">
      <style:text-properties style:font-name="Times New Roman" fo:font-size="9pt" fo:language="en" fo:country="GB" officeooo:rsid="001249fc" officeooo:paragraph-rsid="001249fc" style:font-size-asian="9pt"/>
    </style:style>
    <style:style style:name="P28" style:family="paragraph" style:parent-style-name="Table_20_Paragraph">
      <style:text-properties style:font-name="Times New Roman" fo:font-size="8pt" fo:language="en" fo:country="GB" style:font-size-asian="8pt"/>
    </style:style>
    <style:style style:name="P29" style:family="paragraph" style:parent-style-name="Table_20_Paragraph">
      <style:paragraph-properties fo:margin-left="0.0772in" fo:margin-top="0.0508in" fo:margin-bottom="0in" style:contextual-spacing="false"/>
    </style:style>
    <style:style style:name="P30" style:family="paragraph" style:parent-style-name="Table_20_Paragraph">
      <style:paragraph-properties fo:margin-left="0.0772in" fo:margin-top="0.0626in" fo:margin-bottom="0in" style:contextual-spacing="false"/>
    </style:style>
    <style:style style:name="P31" style:family="paragraph" style:parent-style-name="Table_20_Paragraph">
      <style:paragraph-properties fo:margin-left="0.0772in" fo:margin-top="0.0909in" fo:margin-bottom="0in" style:contextual-spacing="false"/>
    </style:style>
    <style:style style:name="P32" style:family="paragraph" style:parent-style-name="Table_20_Paragraph">
      <style:paragraph-properties fo:margin-left="0.0772in" fo:margin-top="0.0327in" fo:margin-bottom="0in" style:contextual-spacing="false"/>
    </style:style>
    <style:style style:name="P33" style:family="paragraph" style:parent-style-name="Table_20_Paragraph">
      <style:paragraph-properties fo:margin-left="0.0772in" fo:margin-top="0.0543in" fo:margin-bottom="0in" style:contextual-spacing="false"/>
    </style:style>
    <style:style style:name="P34" style:family="paragraph" style:parent-style-name="Table_20_Paragraph">
      <style:paragraph-properties fo:margin-left="0.0764in" fo:line-height="0.1252in"/>
    </style:style>
    <style:style style:name="P35" style:family="paragraph" style:parent-style-name="Table_20_Paragraph">
      <style:paragraph-properties fo:margin-left="0.0772in" fo:line-height="0.1252in"/>
    </style:style>
    <style:style style:name="P36" style:family="paragraph" style:parent-style-name="Table_20_Paragraph">
      <style:paragraph-properties fo:margin-left="0.0764in" fo:margin-top="0.0008in" fo:margin-bottom="0in" style:contextual-spacing="false" fo:line-height="0.1146in"/>
    </style:style>
    <style:style style:name="P37" style:family="paragraph" style:parent-style-name="Table_20_Paragraph">
      <style:paragraph-properties fo:margin-left="0.0772in" fo:margin-top="0.0008in" fo:margin-bottom="0in" style:contextual-spacing="false" fo:line-height="0.1146in"/>
    </style:style>
    <style:style style:name="P38" style:family="paragraph" style:parent-style-name="Table_20_Paragraph">
      <style:paragraph-properties fo:margin-left="0.0764in" fo:text-align="justify" style:justify-single-word="false"/>
    </style:style>
    <style:style style:name="P39" style:family="paragraph" style:parent-style-name="Table_20_Paragraph">
      <style:paragraph-properties fo:margin-left="0.0764in" fo:margin-right="0.2945in" fo:text-align="justify" style:justify-single-word="false"/>
    </style:style>
    <style:style style:name="P40" style:family="paragraph" style:parent-style-name="Table_20_Paragraph">
      <style:paragraph-properties fo:margin-left="0.1252in"/>
    </style:style>
    <style:style style:name="P41" style:family="paragraph" style:parent-style-name="Table_20_Paragraph">
      <style:paragraph-properties fo:margin-left="0.0917in"/>
    </style:style>
    <style:style style:name="P42" style:family="paragraph" style:parent-style-name="Table_20_Paragraph">
      <style:paragraph-properties fo:margin-left="0.0764in" fo:line-height="0.1598in"/>
    </style:style>
    <style:style style:name="P43" style:family="paragraph" style:parent-style-name="Table_20_Paragraph">
      <style:paragraph-properties fo:margin-left="0.0772in" fo:line-height="0.1591in"/>
    </style:style>
    <style:style style:name="P44" style:family="paragraph" style:parent-style-name="Table_20_Paragraph">
      <style:paragraph-properties fo:margin-left="0.0764in" fo:line-height="0.1575in"/>
    </style:style>
    <style:style style:name="P45" style:family="paragraph" style:parent-style-name="Table_20_Paragraph">
      <style:paragraph-properties fo:margin-left="0.0756in" fo:margin-right="0.4173in" fo:line-height="100%"/>
    </style:style>
    <style:style style:name="P46" style:family="paragraph" style:parent-style-name="Table_20_Paragraph">
      <style:paragraph-properties fo:margin-left="0.0764in" fo:line-height="100%"/>
    </style:style>
    <style:style style:name="P47" style:family="paragraph" style:parent-style-name="Table_20_Paragraph">
      <style:paragraph-properties fo:margin-left="0.0764in" fo:margin-top="0.0409in" fo:margin-bottom="0in" style:contextual-spacing="false"/>
      <style:text-properties fo:font-size="10pt" fo:language="en" fo:country="GB" style:font-size-asian="10pt"/>
    </style:style>
    <style:style style:name="P48" style:family="paragraph" style:parent-style-name="Table_20_Paragraph">
      <style:paragraph-properties fo:margin-left="0.0764in" fo:margin-right="0.1in"/>
      <style:text-properties fo:font-size="10pt" fo:language="en" fo:country="GB" style:font-size-asian="10pt"/>
    </style:style>
    <style:style style:name="P49" style:family="paragraph" style:parent-style-name="Table_20_Paragraph">
      <style:paragraph-properties fo:margin-left="0.0764in"/>
      <style:text-properties fo:font-size="10pt" fo:language="en" fo:country="GB" fo:font-weight="bold" style:font-size-asian="10pt" style:font-weight-asian="bold"/>
    </style:style>
    <style:style style:name="P50" style:family="paragraph" style:parent-style-name="Table_20_Paragraph">
      <style:paragraph-properties fo:margin-left="0.0591in"/>
    </style:style>
    <style:style style:name="P51" style:family="paragraph" style:parent-style-name="Frame_20_contents">
      <style:paragraph-properties fo:margin-left="0.0138in" fo:margin-right="0.302in" fo:margin-top="0.0102in" fo:margin-bottom="0in" style:contextual-spacing="false" fo:line-height="110%"/>
    </style:style>
    <style:style style:name="P52" style:family="paragraph" style:parent-style-name="Frame_20_contents">
      <style:paragraph-properties fo:margin-left="0.0138in" fo:line-height="0.1264in"/>
    </style:style>
    <style:style style:name="P53" style:family="paragraph" style:parent-style-name="Frame_20_contents">
      <style:paragraph-properties fo:margin-left="0.0138in" fo:margin-top="0.0146in" fo:margin-bottom="0in" style:contextual-spacing="false"/>
    </style:style>
    <style:style style:name="P54" style:family="paragraph" style:parent-style-name="Frame_20_contents">
      <style:paragraph-properties fo:margin-left="0.0138in" fo:margin-top="0.0138in" fo:margin-bottom="0in" style:contextual-spacing="false"/>
    </style:style>
    <style:style style:name="P55" style:family="paragraph" style:parent-style-name="Heading_20_1">
      <style:paragraph-properties fo:margin-left="0.0374in"/>
    </style:style>
    <style:style style:name="P56" style:family="paragraph" style:parent-style-name="Heading_20_1">
      <style:paragraph-properties fo:margin-left="0.0335in"/>
    </style:style>
    <style:style style:name="P57" style:family="paragraph" style:parent-style-name="Heading_20_1">
      <style:paragraph-properties fo:margin-top="0.1591in" fo:margin-bottom="0in" style:contextual-spacing="false"/>
    </style:style>
    <style:style style:name="P58" style:family="paragraph" style:parent-style-name="Heading_20_1">
      <style:paragraph-properties fo:margin-left="0.039in"/>
    </style:style>
    <style:style style:name="P59" style:family="paragraph" style:parent-style-name="Heading_20_1">
      <style:paragraph-properties fo:margin-left="0.8862in" fo:margin-right="0.328in" fo:text-indent="-0.7874in" style:auto-text-indent="false"/>
    </style:style>
    <style:style style:name="P60" style:family="paragraph" style:parent-style-name="Heading_20_1">
      <style:paragraph-properties fo:margin-left="1.2827in" fo:margin-right="1.2425in"/>
    </style:style>
    <style:style style:name="P61" style:family="paragraph" style:parent-style-name="List_20_Paragraph" style:list-style-name="WWNum2">
      <style:paragraph-properties fo:text-align="justify" style:justify-single-word="false">
        <style:tab-stops>
          <style:tab-stop style:position="0.5272in"/>
        </style:tab-stops>
      </style:paragraph-properties>
    </style:style>
    <style:style style:name="P62" style:family="paragraph" style:parent-style-name="List_20_Paragraph" style:list-style-name="WWNum2">
      <style:paragraph-properties fo:margin-left="0.5272in" fo:margin-right="0.0917in" fo:text-align="justify" style:justify-single-word="false" fo:text-indent="-0.3937in" style:auto-text-indent="false">
        <style:tab-stops>
          <style:tab-stop style:position="0.5272in"/>
        </style:tab-stops>
      </style:paragraph-properties>
    </style:style>
    <style:style style:name="P63" style:family="paragraph" style:parent-style-name="List_20_Paragraph" style:list-style-name="WWNum2">
      <style:paragraph-properties fo:margin-left="0.5272in" fo:margin-right="0.098in" fo:margin-top="0.0008in" fo:margin-bottom="0in" style:contextual-spacing="false" fo:text-align="justify" style:justify-single-word="false" fo:text-indent="-0.3937in" style:auto-text-indent="false">
        <style:tab-stops>
          <style:tab-stop style:position="0.5272in"/>
        </style:tab-stops>
      </style:paragraph-properties>
    </style:style>
    <style:style style:name="P64" style:family="paragraph" style:parent-style-name="List_20_Paragraph" style:list-style-name="WWNum2">
      <style:paragraph-properties fo:margin-left="0.5272in" fo:margin-right="0.0937in" fo:text-align="justify" style:justify-single-word="false" fo:text-indent="-0.3937in" style:auto-text-indent="false">
        <style:tab-stops>
          <style:tab-stop style:position="0.5272in"/>
        </style:tab-stops>
      </style:paragraph-properties>
    </style:style>
    <style:style style:name="P65" style:family="paragraph" style:parent-style-name="List_20_Paragraph" style:list-style-name="WWNum2">
      <style:paragraph-properties fo:margin-left="0.5272in" fo:margin-right="0.0957in" fo:margin-top="0.0008in" fo:margin-bottom="0in" style:contextual-spacing="false" fo:text-align="justify" style:justify-single-word="false" fo:text-indent="-0.3937in" style:auto-text-indent="false">
        <style:tab-stops>
          <style:tab-stop style:position="0.5272in"/>
        </style:tab-stops>
      </style:paragraph-properties>
    </style:style>
    <style:style style:name="P66" style:family="paragraph" style:parent-style-name="List_20_Paragraph" style:list-style-name="WWNum2">
      <style:paragraph-properties fo:margin-left="0.5272in" fo:margin-right="0.0957in" fo:margin-top="0in" fo:margin-bottom="0in" style:contextual-spacing="false" fo:text-align="justify" style:justify-single-word="false" fo:text-indent="-0.3937in" style:auto-text-indent="false" fo:break-before="page">
        <style:tab-stops>
          <style:tab-stop style:position="0.5272in"/>
        </style:tab-stops>
      </style:paragraph-properties>
    </style:style>
    <style:style style:name="P67" style:family="paragraph" style:parent-style-name="List_20_Paragraph" style:list-style-name="WWNum2">
      <style:paragraph-properties fo:margin-left="0.5272in" fo:margin-right="0.0929in" fo:margin-top="0.0008in" fo:margin-bottom="0in" style:contextual-spacing="false" fo:text-align="justify" style:justify-single-word="false" fo:text-indent="-0.3937in" style:auto-text-indent="false">
        <style:tab-stops>
          <style:tab-stop style:position="0.5272in"/>
        </style:tab-stops>
      </style:paragraph-properties>
    </style:style>
    <style:style style:name="P68" style:family="paragraph" style:parent-style-name="List_20_Paragraph" style:list-style-name="WWNum2">
      <style:paragraph-properties fo:margin-left="0.5272in" fo:margin-right="0.1008in" fo:text-align="justify" style:justify-single-word="false" fo:text-indent="-0.3937in" style:auto-text-indent="false">
        <style:tab-stops>
          <style:tab-stop style:position="0.5272in"/>
        </style:tab-stops>
      </style:paragraph-properties>
    </style:style>
    <style:style style:name="P69" style:family="paragraph" style:parent-style-name="List_20_Paragraph" style:list-style-name="WWNum1">
      <style:paragraph-properties fo:margin-left="0.5272in" fo:margin-right="0.0909in" fo:margin-top="0.0008in" fo:margin-bottom="0in" style:contextual-spacing="false" fo:text-align="justify" style:justify-single-word="false" fo:text-indent="-0.3937in" style:auto-text-indent="false">
        <style:tab-stops>
          <style:tab-stop style:position="0.5272in"/>
        </style:tab-stops>
      </style:paragraph-properties>
    </style:style>
    <style:style style:name="P70" style:family="paragraph" style:parent-style-name="List_20_Paragraph" style:list-style-name="WWNum1">
      <style:paragraph-properties fo:margin-left="0.5272in" fo:margin-right="0.0937in" fo:margin-top="0.0008in" fo:margin-bottom="0in" style:contextual-spacing="false" fo:text-align="justify" style:justify-single-word="false" fo:text-indent="-0.3937in" style:auto-text-indent="false">
        <style:tab-stops>
          <style:tab-stop style:position="0.5272in"/>
        </style:tab-stops>
      </style:paragraph-properties>
    </style:style>
    <style:style style:name="P71" style:family="paragraph" style:parent-style-name="List_20_Paragraph" style:list-style-name="WWNum1">
      <style:paragraph-properties fo:margin-left="0.5272in" fo:margin-right="0.0945in" fo:text-align="justify" style:justify-single-word="false" fo:text-indent="-0.3937in" style:auto-text-indent="false">
        <style:tab-stops>
          <style:tab-stop style:position="0.5272in"/>
        </style:tab-stops>
      </style:paragraph-properties>
    </style:style>
    <style:style style:name="P72" style:family="paragraph" style:parent-style-name="List_20_Paragraph" style:list-style-name="WWNum1">
      <style:paragraph-properties fo:margin-left="0.5272in" fo:margin-right="0.1008in" fo:text-align="justify" style:justify-single-word="false" fo:text-indent="-0.3937in" style:auto-text-indent="false">
        <style:tab-stops>
          <style:tab-stop style:position="0.5272in"/>
        </style:tab-stops>
      </style:paragraph-properties>
    </style:style>
    <style:style style:name="P73" style:family="paragraph" style:parent-style-name="List_20_Paragraph" style:list-style-name="WWNum1">
      <style:paragraph-properties fo:margin-left="0.5272in" fo:margin-right="0.0929in" fo:text-align="justify" style:justify-single-word="false" fo:text-indent="-0.3937in" style:auto-text-indent="false">
        <style:tab-stops>
          <style:tab-stop style:position="0.5272in"/>
        </style:tab-stops>
      </style:paragraph-properties>
    </style:style>
    <style:style style:name="P74" style:family="paragraph" style:parent-style-name="List_20_Paragraph" style:list-style-name="WWNum1">
      <style:paragraph-properties fo:margin-left="0.5272in" fo:margin-right="0.0925in" fo:text-align="justify" style:justify-single-word="false" fo:text-indent="-0.3937in" style:auto-text-indent="false">
        <style:tab-stops>
          <style:tab-stop style:position="0.5272in"/>
        </style:tab-stops>
      </style:paragraph-properties>
    </style:style>
    <style:style style:name="P75" style:family="paragraph" style:parent-style-name="List_20_Paragraph" style:list-style-name="WWNum1">
      <style:paragraph-properties fo:margin-left="0.5272in" fo:margin-right="0.098in" fo:text-align="justify" style:justify-single-word="false" fo:text-indent="-0.3937in" style:auto-text-indent="false">
        <style:tab-stops>
          <style:tab-stop style:position="0.5272in"/>
        </style:tab-stops>
      </style:paragraph-properties>
    </style:style>
    <style:style style:name="P76" style:family="paragraph" style:parent-style-name="List_20_Paragraph" style:list-style-name="WWNum1">
      <style:paragraph-properties fo:margin-left="0.5272in" fo:margin-right="0.0972in" fo:text-align="justify" style:justify-single-word="false" fo:text-indent="-0.3937in" style:auto-text-indent="false">
        <style:tab-stops>
          <style:tab-stop style:position="0.5272in"/>
        </style:tab-stops>
      </style:paragraph-properties>
    </style:style>
    <style:style style:name="P77" style:family="paragraph" style:parent-style-name="List_20_Paragraph" style:list-style-name="WWNum2">
      <style:paragraph-properties fo:margin-left="0.5272in" fo:margin-right="0.0925in" fo:text-align="justify" style:justify-single-word="false" fo:text-indent="-0.3937in" style:auto-text-indent="false">
        <style:tab-stops>
          <style:tab-stop style:position="0.5252in"/>
          <style:tab-stop style:position="0.5272in"/>
        </style:tab-stops>
      </style:paragraph-properties>
    </style:style>
    <style:style style:name="P78" style:family="paragraph" style:parent-style-name="List_20_Paragraph" style:list-style-name="WWNum1">
      <style:paragraph-properties fo:margin-left="0.5272in" fo:margin-right="0.311in" fo:text-align="justify" style:justify-single-word="false" fo:text-indent="-0.3937in" style:auto-text-indent="false">
        <style:tab-stops>
          <style:tab-stop style:position="0.5252in"/>
          <style:tab-stop style:position="0.5272in"/>
        </style:tab-stops>
      </style:paragraph-properties>
    </style:style>
    <style:style style:name="P79" style:family="paragraph" style:parent-style-name="List_20_Paragraph" style:list-style-name="WWNum1">
      <style:paragraph-properties fo:margin-left="0.5264in" fo:text-align="justify" style:justify-single-word="false" fo:text-indent="-0.3929in" style:auto-text-indent="false">
        <style:tab-stops>
          <style:tab-stop style:position="0.5264in"/>
        </style:tab-stops>
      </style:paragraph-properties>
    </style:style>
    <style:style style:name="P80" style:family="paragraph" style:parent-style-name="List_20_Paragraph" style:list-style-name="WWNum2">
      <style:paragraph-properties>
        <style:tab-stops>
          <style:tab-stop style:position="0.5272in"/>
        </style:tab-stops>
      </style:paragraph-properties>
    </style:style>
    <style:style style:name="P81" style:family="paragraph" style:parent-style-name="List_20_Paragraph" style:list-style-name="WWNum1">
      <style:paragraph-properties fo:text-align="start" style:justify-single-word="false">
        <style:tab-stops>
          <style:tab-stop style:position="0.3839in"/>
        </style:tab-stops>
      </style:paragraph-properties>
    </style:style>
    <style:style style:name="P82" style:family="paragraph" style:parent-style-name="List_20_Paragraph" style:list-style-name="WWNum1">
      <style:paragraph-properties fo:margin-left="0.3839in" fo:margin-right="0.1016in" fo:margin-top="0.0083in" fo:margin-bottom="0in" style:contextual-spacing="false" fo:line-height="100%" fo:text-align="start" style:justify-single-word="false" fo:text-indent="-0.2508in" style:auto-text-indent="false">
        <style:tab-stops>
          <style:tab-stop style:position="0.3839in"/>
        </style:tab-stops>
      </style:paragraph-properties>
    </style:style>
    <style:style style:name="P83" style:family="paragraph" style:parent-style-name="Text_20_body">
      <style:text-properties fo:language="en" fo:country="GB" fo:font-weight="bold" style:font-weight-asian="bold"/>
    </style:style>
    <style:style style:name="P84" style:family="paragraph" style:parent-style-name="Text_20_body">
      <style:paragraph-properties fo:margin-top="0.002in" fo:margin-bottom="0in" style:contextual-spacing="false"/>
      <style:text-properties fo:language="en" fo:country="GB" fo:font-weight="bold" style:font-weight-asian="bold"/>
    </style:style>
    <style:style style:name="P85" style:family="paragraph" style:parent-style-name="Text_20_body">
      <style:paragraph-properties fo:margin-top="0.0008in" fo:margin-bottom="0in" style:contextual-spacing="false"/>
      <style:text-properties fo:language="en" fo:country="GB" fo:font-weight="bold" style:font-weight-asian="bold"/>
    </style:style>
    <style:style style:name="P86" style:family="paragraph" style:parent-style-name="Text_20_body">
      <style:paragraph-properties fo:margin-top="0.011in" fo:margin-bottom="0in" style:contextual-spacing="false"/>
      <style:text-properties fo:language="en" fo:country="GB" fo:font-weight="bold" style:font-weight-asian="bold"/>
    </style:style>
    <style:style style:name="P87" style:family="paragraph" style:parent-style-name="Text_20_body">
      <style:paragraph-properties fo:margin-top="0.0008in" fo:margin-bottom="0in" style:contextual-spacing="false"/>
      <style:text-properties fo:language="en" fo:country="GB"/>
    </style:style>
    <style:style style:name="P88" style:family="paragraph" style:parent-style-name="Text_20_body">
      <style:text-properties fo:language="en" fo:country="GB"/>
    </style:style>
    <style:style style:name="P89" style:family="paragraph" style:parent-style-name="Text_20_body">
      <style:paragraph-properties fo:margin-top="0.1575in" fo:margin-bottom="0in" style:contextual-spacing="false"/>
      <style:text-properties fo:language="en" fo:country="GB"/>
    </style:style>
    <style:style style:name="P90" style:family="paragraph" style:parent-style-name="Text_20_body" style:master-page-name="Converted1">
      <style:paragraph-properties fo:margin-top="0.0862in" fo:margin-bottom="0in" style:contextual-spacing="false" style:page-number="auto"/>
      <style:text-properties fo:language="en" fo:country="GB"/>
    </style:style>
    <style:style style:name="P91" style:family="paragraph" style:parent-style-name="Text_20_body" style:master-page-name="Converted2">
      <style:paragraph-properties fo:margin-top="0.0862in" fo:margin-bottom="0in" style:contextual-spacing="false" style:page-number="auto"/>
      <style:text-properties fo:language="en" fo:country="GB"/>
    </style:style>
    <style:style style:name="P92" style:family="paragraph" style:parent-style-name="Text_20_body">
      <style:paragraph-properties fo:margin-top="0.0862in" fo:margin-bottom="0in" style:contextual-spacing="false"/>
      <style:text-properties fo:language="en" fo:country="GB"/>
    </style:style>
    <style:style style:name="P93" style:family="paragraph" style:parent-style-name="Text_20_body">
      <style:paragraph-properties fo:margin-top="0.0016in" fo:margin-bottom="0in" style:contextual-spacing="false"/>
      <style:text-properties fo:language="en" fo:country="GB"/>
    </style:style>
    <style:style style:name="P94" style:family="paragraph" style:parent-style-name="Text_20_body" style:master-page-name="Converted3">
      <style:paragraph-properties fo:margin-top="0.1201in" fo:margin-bottom="0in" style:contextual-spacing="false" style:page-number="auto"/>
      <style:text-properties fo:language="en" fo:country="GB"/>
    </style:style>
    <style:style style:name="P95" style:family="paragraph" style:parent-style-name="Text_20_body">
      <style:paragraph-properties fo:margin-top="0.0035in" fo:margin-bottom="0.0008in" style:contextual-spacing="false"/>
      <style:text-properties fo:language="en" fo:country="GB"/>
    </style:style>
    <style:style style:name="P96" style:family="paragraph" style:parent-style-name="Text_20_body">
      <style:paragraph-properties fo:margin-left="0.0362in" fo:margin-top="0.0008in" fo:margin-bottom="0in" style:contextual-spacing="false" fo:text-align="center" style:justify-single-word="false"/>
    </style:style>
    <style:style style:name="P97" style:family="paragraph" style:parent-style-name="Text_20_body">
      <style:paragraph-properties fo:margin-left="0.0362in" fo:margin-top="0.1583in" fo:margin-bottom="0in" style:contextual-spacing="false" fo:text-align="center" style:justify-single-word="false"/>
    </style:style>
    <style:style style:name="P98" style:family="paragraph" style:parent-style-name="Text_20_body">
      <style:paragraph-properties fo:margin-left="0.0362in" fo:text-align="center" style:justify-single-word="false"/>
    </style:style>
    <style:style style:name="P99" style:family="paragraph" style:parent-style-name="Text_20_body">
      <style:paragraph-properties fo:margin-left="0.0362in" fo:margin-top="0.1591in" fo:margin-bottom="0in" style:contextual-spacing="false" fo:text-align="center" style:justify-single-word="false"/>
    </style:style>
    <style:style style:name="P100" style:family="paragraph" style:parent-style-name="Text_20_body">
      <style:paragraph-properties fo:margin-left="0.0346in" fo:margin-top="0.0028in" fo:margin-bottom="0in" style:contextual-spacing="false" fo:text-align="center" style:justify-single-word="false"/>
    </style:style>
    <style:style style:name="P101" style:family="paragraph" style:parent-style-name="Text_20_body">
      <style:paragraph-properties fo:margin-left="0.039in" fo:text-align="center" style:justify-single-word="false"/>
    </style:style>
    <style:style style:name="P102" style:family="paragraph" style:parent-style-name="Text_20_body">
      <style:paragraph-properties fo:margin-left="0.1335in" fo:margin-top="0.1591in" fo:margin-bottom="0in" style:contextual-spacing="false"/>
    </style:style>
    <style:style style:name="P103" style:family="paragraph" style:parent-style-name="Text_20_body">
      <style:paragraph-properties fo:margin-left="0.1335in"/>
    </style:style>
    <style:style style:name="P104" style:family="paragraph" style:parent-style-name="Text_20_body">
      <style:paragraph-properties fo:margin-left="0.1335in" fo:margin-top="0.0008in" fo:margin-bottom="0in" style:contextual-spacing="false"/>
    </style:style>
    <style:style style:name="P105" style:family="paragraph" style:parent-style-name="Text_20_body">
      <style:paragraph-properties fo:margin-left="0.1335in" fo:margin-right="0.1366in"/>
    </style:style>
    <style:style style:name="P106" style:family="paragraph" style:parent-style-name="Text_20_body" style:list-style-name="WWNum5">
      <style:paragraph-properties fo:margin-left="0.6618in" fo:margin-right="0.0902in" fo:text-align="justify" style:justify-single-word="false" fo:text-indent="-0.3937in" style:auto-text-indent="false"/>
    </style:style>
    <style:style style:name="P107" style:family="paragraph" style:parent-style-name="Text_20_body">
      <style:paragraph-properties fo:margin-top="0.0075in" fo:margin-bottom="0in" style:contextual-spacing="false"/>
      <style:text-properties fo:font-size="9.5pt" fo:language="en" fo:country="GB" style:font-size-asian="9.5pt"/>
    </style:style>
    <style:style style:name="P108" style:family="paragraph" style:parent-style-name="Text_20_body">
      <style:paragraph-properties fo:margin-top="0.0071in" fo:margin-bottom="0in" style:contextual-spacing="false"/>
      <style:text-properties fo:font-size="9.5pt" fo:language="en" fo:country="GB" style:font-size-asian="9.5pt"/>
    </style:style>
    <style:style style:name="P109" style:family="paragraph" style:parent-style-name="Text_20_body">
      <style:paragraph-properties fo:margin-left="0.1335in" fo:margin-top="0.0008in" fo:margin-bottom="0in" style:contextual-spacing="false">
        <style:tab-stops>
          <style:tab-stop style:position="6.4618in" style:leader-style="dotted" style:leader-text="."/>
        </style:tab-stops>
      </style:paragraph-properties>
    </style:style>
    <style:style style:name="P110" style:family="paragraph" style:parent-style-name="Text_20_body">
      <style:paragraph-properties fo:margin-left="0.1335in" fo:margin-top="0.1591in" fo:margin-bottom="0in" style:contextual-spacing="false">
        <style:tab-stops>
          <style:tab-stop style:position="6.4618in" style:leader-style="dotted" style:leader-text="."/>
        </style:tab-stops>
      </style:paragraph-properties>
    </style:style>
    <style:style style:name="P1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/>
    </style:style>
    <style:style style:name="T3" style:family="text">
      <style:text-properties fo:color="#005aaa" loext:opacity="100%" fo:font-size="8pt" style:font-size-asian="8pt"/>
    </style:style>
    <style:style style:name="T4" style:family="text">
      <style:text-properties fo:color="#005aaa" loext:opacity="100%" fo:font-size="8pt" fo:letter-spacing="-0.0083in" style:font-size-asian="8pt"/>
    </style:style>
    <style:style style:name="T5" style:family="text">
      <style:text-properties fo:color="#005aaa" loext:opacity="100%" fo:font-size="8pt" fo:letter-spacing="-0.0075in" style:font-size-asian="8pt"/>
    </style:style>
    <style:style style:name="T6" style:family="text">
      <style:text-properties fo:color="#005aaa" loext:opacity="100%" fo:font-size="8pt" fo:letter-spacing="-0.0028in" style:font-size-asian="8pt"/>
    </style:style>
    <style:style style:name="T7" style:family="text">
      <style:text-properties fo:color="#005aaa" loext:opacity="100%" fo:font-size="8pt" fo:letter-spacing="-0.0035in" style:font-size-asian="8pt"/>
    </style:style>
    <style:style style:name="T8" style:family="text">
      <style:text-properties fo:color="#005aaa" loext:opacity="100%" fo:font-size="8pt" fo:letter-spacing="-0.0043in" style:font-size-asian="8pt"/>
    </style:style>
    <style:style style:name="T9" style:family="text">
      <style:text-properties fo:color="#005aaa" loext:opacity="100%" fo:font-size="8pt" fo:letter-spacing="-0.002in" style:font-size-asian="8pt"/>
    </style:style>
    <style:style style:name="T10" style:family="text">
      <style:text-properties fo:color="#005aaa" loext:opacity="100%" fo:font-size="8pt" fo:letter-spacing="-0.0016in" style:font-size-asian="8pt"/>
    </style:style>
    <style:style style:name="T11" style:family="text">
      <style:text-properties fo:color="#005aaa" loext:opacity="100%" fo:font-size="8pt" fo:letter-spacing="-0.0008in" style:font-size-asian="8pt"/>
    </style:style>
    <style:style style:name="T12" style:family="text">
      <style:text-properties fo:language="en" fo:country="GB"/>
    </style:style>
    <style:style style:name="T13" style:family="text">
      <style:text-properties fo:language="en" fo:country="GB" fo:font-weight="bold" style:font-weight-asian="bold"/>
    </style:style>
    <style:style style:name="T14" style:family="text">
      <style:text-properties fo:letter-spacing="-0.0047in" fo:language="en" fo:country="GB"/>
    </style:style>
    <style:style style:name="T15" style:family="text">
      <style:text-properties fo:letter-spacing="-0.0028in" fo:language="en" fo:country="GB"/>
    </style:style>
    <style:style style:name="T16" style:family="text">
      <style:text-properties fo:letter-spacing="-0.0016in" fo:language="en" fo:country="GB"/>
    </style:style>
    <style:style style:name="T17" style:family="text">
      <style:text-properties fo:font-size="10pt" fo:language="en" fo:country="GB" fo:font-weight="bold" style:font-size-asian="10pt" style:font-weight-asian="bold"/>
    </style:style>
    <style:style style:name="T18" style:family="text">
      <style:text-properties fo:font-size="10pt" fo:language="en" fo:country="GB" style:font-size-asian="10pt"/>
    </style:style>
    <style:style style:name="T19" style:family="text">
      <style:text-properties fo:font-size="10pt" fo:letter-spacing="-0.0063in" fo:language="en" fo:country="GB" fo:font-weight="bold" style:font-size-asian="10pt" style:font-weight-asian="bold"/>
    </style:style>
    <style:style style:name="T20" style:family="text">
      <style:text-properties fo:font-size="10pt" fo:letter-spacing="-0.0063in" fo:language="en" fo:country="GB" style:font-size-asian="10pt"/>
    </style:style>
    <style:style style:name="T21" style:family="text">
      <style:text-properties fo:font-size="10pt" fo:letter-spacing="-0.0055in" fo:language="en" fo:country="GB" fo:font-weight="bold" style:font-size-asian="10pt" style:font-weight-asian="bold"/>
    </style:style>
    <style:style style:name="T22" style:family="text">
      <style:text-properties fo:font-size="10pt" fo:letter-spacing="-0.0055in" fo:language="en" fo:country="GB" style:font-size-asian="10pt"/>
    </style:style>
    <style:style style:name="T23" style:family="text">
      <style:text-properties fo:font-size="10pt" fo:letter-spacing="-0.0016in" fo:language="en" fo:country="GB" fo:font-weight="bold" style:font-size-asian="10pt" style:font-weight-asian="bold"/>
    </style:style>
    <style:style style:name="T24" style:family="text">
      <style:text-properties fo:font-size="10pt" fo:letter-spacing="-0.0016in" fo:language="en" fo:country="GB" style:font-size-asian="10pt"/>
    </style:style>
    <style:style style:name="T25" style:family="text">
      <style:text-properties fo:font-size="10pt" fo:letter-spacing="-0.0047in" fo:language="en" fo:country="GB" style:font-size-asian="10pt"/>
    </style:style>
    <style:style style:name="T26" style:family="text">
      <style:text-properties fo:font-size="10pt" fo:letter-spacing="-0.0043in" fo:language="en" fo:country="GB" style:font-size-asian="10pt"/>
    </style:style>
    <style:style style:name="T27" style:family="text">
      <style:text-properties fo:font-size="10pt" fo:letter-spacing="-0.0035in" fo:language="en" fo:country="GB" style:font-size-asian="10pt"/>
    </style:style>
    <style:style style:name="T28" style:family="text">
      <style:text-properties fo:font-size="10pt" fo:letter-spacing="0.028in" fo:language="en" fo:country="GB" style:font-size-asian="10pt"/>
    </style:style>
    <style:style style:name="T29" style:family="text">
      <style:text-properties fo:font-size="10pt" fo:letter-spacing="-0.002in" fo:language="en" fo:country="GB" style:font-size-asian="10pt"/>
    </style:style>
    <style:style style:name="T30" style:family="text">
      <style:text-properties fo:font-size="10pt" fo:letter-spacing="0.0008in" fo:language="en" fo:country="GB" style:font-size-asian="10pt"/>
    </style:style>
    <style:style style:name="T31" style:family="text">
      <style:text-properties fo:font-size="10pt" fo:letter-spacing="-0.0098in" fo:language="en" fo:country="GB" style:font-size-asian="10pt"/>
    </style:style>
    <style:style style:name="T32" style:family="text">
      <style:text-properties fo:font-size="10pt" fo:letter-spacing="-0.0098in" fo:language="en" fo:country="GB" fo:font-weight="bold" style:font-size-asian="10pt" style:font-weight-asian="bold"/>
    </style:style>
    <style:style style:name="T33" style:family="text">
      <style:text-properties fo:font-size="10pt" fo:letter-spacing="-0.0083in" fo:language="en" fo:country="GB" style:font-size-asian="10pt"/>
    </style:style>
    <style:style style:name="T34" style:family="text">
      <style:text-properties fo:font-size="10pt" fo:letter-spacing="-0.0075in" fo:language="en" fo:country="GB" style:font-size-asian="10pt"/>
    </style:style>
    <style:style style:name="T35" style:family="text">
      <style:text-properties fo:font-size="10pt" fo:letter-spacing="-0.0028in" fo:language="en" fo:country="GB" style:font-size-asian="10pt"/>
    </style:style>
    <style:style style:name="T36" style:family="text">
      <style:text-properties fo:font-size="10pt" fo:letter-spacing="-0.0008in" fo:language="en" fo:country="GB" style:font-size-asian="10pt"/>
    </style:style>
    <style:style style:name="T37" style:family="text">
      <style:text-properties fo:font-size="10pt" fo:letter-spacing="-0.0071in" fo:language="en" fo:country="GB" style:font-size-asian="10pt"/>
    </style:style>
    <style:style style:name="T38" style:family="text">
      <style:text-properties fo:font-size="10pt" fo:letter-spacing="-0.0071in" fo:language="en" fo:country="GB" fo:font-weight="bold" style:font-size-asian="10pt" style:font-weight-asian="bold"/>
    </style:style>
    <style:style style:name="T39" style:family="text">
      <style:text-properties fo:font-size="10pt" fo:letter-spacing="-0.0091in" fo:language="en" fo:country="GB" style:font-size-asian="10pt"/>
    </style:style>
    <style:style style:name="T40" style:family="text">
      <style:text-properties fo:font-size="10pt" fo:letter-spacing="-0.0091in" fo:language="en" fo:country="GB" fo:font-weight="bold" style:font-size-asian="10pt" style:font-weight-asian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10pt" fo:font-weight="normal" style:font-size-asian="10pt" style:font-weight-asian="normal" style:font-size-complex="10pt" style:font-weight-complex="normal"/>
    </style:style>
    <style:style style:name="T43" style:family="text">
      <style:text-properties fo:letter-spacing="-0.0043in" fo:language="en" fo:country="GB"/>
    </style:style>
    <style:style style:name="T44" style:family="text">
      <style:text-properties fo:letter-spacing="-0.002in" fo:language="en" fo:country="GB"/>
    </style:style>
    <style:style style:name="T45" style:family="text">
      <style:text-properties fo:letter-spacing="0.0291in" fo:language="en" fo:country="GB"/>
    </style:style>
    <style:style style:name="T46" style:family="text">
      <style:text-properties fo:letter-spacing="0.0181in" fo:language="en" fo:country="GB"/>
    </style:style>
    <style:style style:name="T47" style:family="text">
      <style:text-properties fo:letter-spacing="0.0102in" fo:language="en" fo:country="GB"/>
    </style:style>
    <style:style style:name="T48" style:family="text">
      <style:text-properties fo:letter-spacing="0.048in" fo:language="en" fo:country="GB"/>
    </style:style>
    <style:style style:name="T49" style:family="text">
      <style:text-properties fo:letter-spacing="0.0228in" fo:language="en" fo:country="GB"/>
    </style:style>
    <style:style style:name="T50" style:family="text">
      <style:text-properties fo:letter-spacing="-0.0055in" fo:language="en" fo:country="GB"/>
    </style:style>
    <style:style style:name="T51" style:family="text">
      <style:text-properties fo:letter-spacing="-0.0063in" fo:language="en" fo:country="GB"/>
    </style:style>
    <style:style style:name="T52" style:family="text">
      <style:text-properties style:font-name="Times New Roman" fo:font-size="10pt" fo:language="en" fo:country="GB" style:font-size-asian="10pt"/>
    </style:style>
    <style:style style:name="T53" style:family="text">
      <style:text-properties style:font-name="Times New Roman" fo:font-size="9pt" fo:language="en" fo:country="GB" style:font-size-asian="9pt"/>
    </style:style>
    <style:style style:name="T54" style:family="text">
      <style:text-properties style:font-name="Times New Roman" fo:font-size="9pt" fo:language="en" fo:country="GB" fo:font-weight="bold" style:font-size-asian="9pt" style:font-weight-asian="bold"/>
    </style:style>
    <style:style style:name="T55" style:family="text">
      <style:text-properties style:font-name="Times New Roman" fo:language="en" fo:country="GB"/>
    </style:style>
    <style:style style:name="T56" style:family="text">
      <style:text-properties style:font-name="Times New Roman" fo:font-size="8pt" fo:language="en" fo:country="GB" style:font-size-asian="8pt"/>
    </style:style>
    <style:style style:name="T57" style:family="text">
      <style:text-properties fo:letter-spacing="-0.0035in" fo:language="en" fo:country="GB"/>
    </style:style>
    <style:style style:name="T58" style:family="text">
      <style:text-properties fo:font-size="9.5pt" fo:language="en" fo:country="GB" style:font-size-asian="9.5pt"/>
    </style:style>
    <style:style style:name="T59" style:family="text">
      <style:text-properties style:font-name="Arial Narrow" fo:font-size="8pt" fo:language="en" fo:country="GB" fo:font-weight="bold" style:font-size-asian="8pt" style:font-weight-asian="bold"/>
    </style:style>
    <style:style style:name="T60" style:family="text">
      <style:text-properties style:font-name="Arial Narrow" fo:font-size="8pt" fo:language="en" fo:country="GB" style:font-size-asian="8pt"/>
    </style:style>
    <style:style style:name="T61" style:family="text">
      <style:text-properties style:font-name="Arial Narrow" fo:font-size="8pt" fo:letter-spacing="-0.0043in" fo:language="en" fo:country="GB" fo:font-weight="bold" style:font-size-asian="8pt" style:font-weight-asian="bold"/>
    </style:style>
    <style:style style:name="T62" style:family="text">
      <style:text-properties style:font-name="Arial Narrow" fo:font-size="8pt" fo:letter-spacing="-0.0043in" fo:language="en" fo:country="GB" style:font-size-asian="8pt"/>
    </style:style>
    <style:style style:name="T63" style:family="text">
      <style:text-properties style:font-name="Arial Narrow" fo:font-size="8pt" fo:letter-spacing="-0.0028in" fo:language="en" fo:country="GB" fo:font-weight="bold" style:font-size-asian="8pt" style:font-weight-asian="bold"/>
    </style:style>
    <style:style style:name="T64" style:family="text">
      <style:text-properties style:font-name="Arial Narrow" fo:font-size="8pt" fo:letter-spacing="-0.0028in" fo:language="en" fo:country="GB" style:font-size-asian="8pt"/>
    </style:style>
    <style:style style:name="T65" style:family="text">
      <style:text-properties style:font-name="Arial Narrow" fo:font-size="8pt" fo:letter-spacing="-0.0016in" fo:language="en" fo:country="GB" fo:font-weight="bold" style:font-size-asian="8pt" style:font-weight-asian="bold"/>
    </style:style>
    <style:style style:name="T66" style:family="text">
      <style:text-properties style:font-name="Arial Narrow" fo:font-size="8pt" fo:letter-spacing="-0.0016in" fo:language="en" fo:country="GB" style:font-size-asian="8pt"/>
    </style:style>
    <style:style style:name="T67" style:family="text">
      <style:text-properties style:font-name="Arial Narrow" fo:font-size="8pt" fo:letter-spacing="-0.0047in" fo:language="en" fo:country="GB" style:font-size-asian="8pt"/>
    </style:style>
    <style:style style:name="T68" style:family="text">
      <style:text-properties style:font-name="Arial Narrow" fo:font-size="8pt" fo:letter-spacing="-0.0035in" fo:language="en" fo:country="GB" style:font-size-asian="8pt"/>
    </style:style>
    <style:style style:name="T69" style:family="text">
      <style:text-properties style:font-name="Arial Narrow" fo:font-size="8pt" fo:letter-spacing="-0.0071in" fo:language="en" fo:country="GB" style:font-size-asian="8pt"/>
    </style:style>
    <style:style style:name="T70" style:family="text">
      <style:text-properties style:font-name="Arial Narrow" fo:font-size="8pt" fo:letter-spacing="-0.0008in" fo:language="en" fo:country="GB" fo:font-weight="bold" style:font-size-asian="8pt" style:font-weight-asian="bold"/>
    </style:style>
    <style:style style:name="T71" style:family="text">
      <style:text-properties style:font-name="Arial Narrow" fo:font-size="8pt" fo:letter-spacing="-0.0063in" fo:language="en" fo:country="GB" style:font-size-asian="8pt"/>
    </style:style>
    <style:style style:name="T72" style:family="text">
      <style:text-properties fo:letter-spacing="-0.0075in" fo:language="en" fo:country="GB"/>
    </style:style>
    <style:style style:name="T73" style:family="text">
      <style:text-properties fo:letter-spacing="0.0083in" fo:language="en" fo:country="GB"/>
    </style:style>
    <style:style style:name="T74" style:family="text">
      <style:text-properties fo:letter-spacing="-0.0098in" fo:language="en" fo:country="GB"/>
    </style:style>
    <style:style style:name="T75" style:family="text">
      <style:text-properties fo:letter-spacing="-0.0091in" fo:language="en" fo:country="GB"/>
    </style:style>
    <style:style style:name="T76" style:family="text">
      <style:text-properties fo:letter-spacing="-0.0083in" fo:language="en" fo:country="GB"/>
    </style:style>
    <style:style style:name="T77" style:family="text">
      <style:text-properties fo:letter-spacing="0.0154in" fo:language="en" fo:country="GB"/>
    </style:style>
    <style:style style:name="T78" style:family="text">
      <style:text-properties fo:letter-spacing="0.0264in" fo:language="en" fo:country="GB"/>
    </style:style>
    <style:style style:name="T79" style:family="text">
      <style:text-properties fo:font-size="9pt" fo:language="en" fo:country="GB" style:font-size-asian="9pt"/>
    </style:style>
    <style:style style:name="T80" style:family="text">
      <style:text-properties style:text-position="super 58%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15f7a4" style:font-weight-asian="normal" style:font-weight-complex="normal"/>
    </style:style>
    <style:style style:name="T83" style:family="text">
      <style:text-properties fo:font-weight="normal" officeooo:rsid="0016ce61" style:font-weight-asian="normal" style:font-weight-complex="normal"/>
    </style:style>
    <style:style style:name="T84" style:family="text">
      <style:text-properties officeooo:rsid="001a1f5c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0.7173in" fo:min-width="2.768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loext:fill-use-slide-background="false" draw:textarea-vertical-align="top" draw:auto-grow-height="false" fo:min-height="0.7173in" fo:min-width="2.768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solid" svg:stroke-width="0.0102in" svg:stroke-color="#007a7b" draw:fill="none" loext:fill-use-slide-background="false" draw:textarea-vertical-align="top" draw:auto-grow-height="false" fo:min-height="0in" fo:min-width="6.4984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1" loext:marker-style-name="T12"><text:span text:style-name="T12">Memorandum</text:span><text:span text:style-name="T14"> </text:span><text:span text:style-name="T12">of</text:span><text:span text:style-name="T15"> </text:span><text:span text:style-name="T16">Agreement</text:span></text:h>
      <text:p text:style-name="P12" loext:marker-style-name="T17"><text:span text:style-name="T17">for</text:span><text:span text:style-name="T19"> </text:span><text:span text:style-name="T17">Academic</text:span><text:span text:style-name="T19"> </text:span><text:span text:style-name="T17">Supervision</text:span><text:span text:style-name="T19"> </text:span><text:span text:style-name="T17">of</text:span><text:span text:style-name="T19"> </text:span><text:span text:style-name="T17">Postgraduate</text:span><text:span text:style-name="T21"> </text:span><text:span text:style-name="T23">Students</text:span></text:p>
      <text:p text:style-name="P83" loext:marker-style-name="T13"/>
      <text:p text:style-name="P84" loext:marker-style-name="T13"/>
      <text:p text:style-name="P96" loext:marker-style-name="T12"><text:span text:style-name="T12">Name</text:span><text:span text:style-name="T43"> </text:span><text:span text:style-name="T12">of</text:span><text:span text:style-name="T44"> </text:span><text:span text:style-name="T12">student:</text:span><text:span text:style-name="T45"> </text:span><text:span text:style-name="T16">.................................................................................................................................................</text:span></text:p>
      <text:p text:style-name="P97" loext:marker-style-name="T12"><text:span text:style-name="T12">Student</text:span><text:span text:style-name="T43"> </text:span><text:span text:style-name="T12">number:</text:span><text:span text:style-name="T46"> </text:span><text:span text:style-name="T16">..................................................................................................................................................</text:span></text:p>
      <text:p text:style-name="P87" loext:marker-style-name="T12"/>
      <text:p text:style-name="P98" loext:marker-style-name="T12"><text:span text:style-name="T12">Degree:</text:span><text:span text:style-name="T46"> </text:span><text:span text:style-name="T16">................................................................................................................................................................</text:span></text:p>
      <text:p text:style-name="P87" loext:marker-style-name="T12"/>
      <text:p text:style-name="P98" loext:marker-style-name="T12"><text:span text:style-name="T12">Department:</text:span><text:span text:style-name="T47"> </text:span><text:span text:style-name="T16">.........................................................................................................................................................</text:span></text:p>
      <text:p text:style-name="P99" loext:marker-style-name="T12"><text:span text:style-name="T12">School:</text:span><text:span text:style-name="T48"> </text:span><text:span text:style-name="T16">................................................................................................................................................................</text:span></text:p>
      <text:p text:style-name="P88" loext:marker-style-name="T12"/>
      <text:p text:style-name="P98" loext:marker-style-name="T12"><text:span text:style-name="T12">Faculty:</text:span><text:span text:style-name="T49"> </text:span><text:span text:style-name="T16">................................................................................................................................................................</text:span></text:p>
      <text:p text:style-name="P102" loext:marker-style-name="T12"><text:span text:style-name="T12">This</text:span><text:span text:style-name="T14"> </text:span><text:span text:style-name="T12">document</text:span><text:span text:style-name="T50"> </text:span><text:span text:style-name="T12">should</text:span><text:span text:style-name="T43"> </text:span><text:span text:style-name="T12">be</text:span><text:span text:style-name="T51"> </text:span><text:span text:style-name="T12">read</text:span><text:span text:style-name="T43"> </text:span><text:span text:style-name="T12">in</text:span><text:span text:style-name="T50"> </text:span><text:span text:style-name="T12">conjunction</text:span><text:span text:style-name="T43"> </text:span><text:span text:style-name="T12">with</text:span><text:span text:style-name="T43"> </text:span><text:span text:style-name="T12">the</text:span><text:span text:style-name="T14"> </text:span><text:span text:style-name="T12">following</text:span><text:span text:style-name="T14"> </text:span><text:span text:style-name="T12">University</text:span><text:span text:style-name="T51"> </text:span><text:span text:style-name="T12">of</text:span><text:span text:style-name="T43"> </text:span><text:span text:style-name="T12">Pretoria</text:span><text:span text:style-name="T51"> </text:span><text:span text:style-name="T16">documents:</text:span></text:p>
      <text:list text:style-name="WWNum5">
        <text:list-item>
          <text:p text:style-name="P106">the University of Pretoria General Rules and Regulations applicable to postgraduate study <text:s/></text:p>
        </text:list-item>
        <text:list-item>
          <text:p text:style-name="P106">the University Code of Ethics for Research, </text:p>
        </text:list-item>
        <text:list-item>
          <text:p text:style-name="P106">the University Plagiarism Policy, </text:p>
        </text:list-item>
        <text:list-item>
          <text:p text:style-name="P106">the Policy for the Preservation and Retention of Research Data, <text:s/></text:p>
        </text:list-item>
        <text:list-item>
          <text:p text:style-name="P106">the Intellectual Property Policy, <text:s/></text:p>
        </text:list-item>
        <text:list-item>
          <text:p text:style-name="P106">the Guidelines for Postgraduate Supervision and <text:s/></text:p>
        </text:list-item>
        <text:list-item>
          <text:p text:style-name="P106">the Declaration of Originality form. <text:s/></text:p>
        </text:list-item>
      </text:list>
      <text:p text:style-name="P6"><text:span text:style-name="T12">Please note: Clear mediation mechanisms are available to deal with any grievances, personal problems or disagreements that may arise between a postgraduate candidate and the Supervisor. The </text:span><text:a xlink:type="simple" xlink:href="https://www.up.ac.za/article/2754069/up-policies-and-other-important-documents" text:style-name="Internet_20_link" text:visited-style-name="Visited_20_Internet_20_Link"><text:span text:style-name="Internet_20_link"><text:span text:style-name="T12">Escalation policy</text:span></text:span></text:a><text:span text:style-name="T12"> can be obtain from the Policy section of the UP Public Web.</text:span></text:p>
      <text:p text:style-name="P6"/>
      <text:p text:style-name="P6"/>
      <text:h text:style-name="P56" text:outline-level="1" loext:marker-style-name="T12"><text:span text:style-name="T12">Memorandum</text:span><text:span text:style-name="T51"> </text:span><text:span text:style-name="T12">of</text:span><text:span text:style-name="T14"> </text:span><text:span text:style-name="T12">Agreement</text:span><text:span text:style-name="T50"> </text:span><text:span text:style-name="T12">between</text:span><text:span text:style-name="T50"> </text:span><text:span text:style-name="T12">Postgraduate</text:span><text:span text:style-name="T51"> </text:span><text:span text:style-name="T12">Student</text:span><text:span text:style-name="T50"> </text:span><text:span text:style-name="T12">and</text:span><text:span text:style-name="T14"> </text:span><text:span text:style-name="T16">Supervisor</text:span></text:h>
      <text:p text:style-name="P83" loext:marker-style-name="T13"/>
      <text:p text:style-name="P85" loext:marker-style-name="T13"/>
      <text:p text:style-name="P13" loext:marker-style-name="T18"><text:span text:style-name="T17">THE</text:span><text:span text:style-name="T23"> STUDENT</text:span><text:span text:style-name="T52"><text:tab/></text:span><text:span text:style-name="T24">(name)</text:span></text:p>
      <text:h text:style-name="P57" text:outline-level="1" loext:marker-style-name="T12"><text:span text:style-name="T12">accepts</text:span><text:span text:style-name="T43"> </text:span><text:span text:style-name="T12">and</text:span><text:span text:style-name="T14"> </text:span><text:span text:style-name="T12">undertakes</text:span><text:span text:style-name="T50"> </text:span><text:span text:style-name="T12">the</text:span><text:span text:style-name="T14"> </text:span><text:span text:style-name="T12">following</text:span><text:span text:style-name="T14"> </text:span><text:span text:style-name="T12">roles</text:span><text:span text:style-name="T51"> </text:span><text:span text:style-name="T12">and</text:span><text:span text:style-name="T43"> </text:span><text:span text:style-name="T16">responsibilities:</text:span></text:h>
      <text:p text:style-name="P84" loext:marker-style-name="T13"/>
      <text:list text:style-name="WWNum2">
        <text:list-item>
          <text:p text:style-name="P61" loext:marker-style-name="T18"><text:span text:style-name="T18">Abiding</text:span><text:span text:style-name="T25"> </text:span><text:span text:style-name="T18">by</text:span><text:span text:style-name="T20"> </text:span><text:span text:style-name="T18">the</text:span><text:span text:style-name="T22"> </text:span><text:span text:style-name="T18">relevant</text:span><text:span text:style-name="T25"> </text:span><text:span text:style-name="T18">rules</text:span><text:span text:style-name="T26"> </text:span><text:span text:style-name="T18">and</text:span><text:span text:style-name="T25"> </text:span><text:span text:style-name="T18">regulations</text:span><text:span text:style-name="T25"> </text:span><text:span text:style-name="T18">of</text:span><text:span text:style-name="T27"> </text:span><text:span text:style-name="T18">the</text:span><text:span text:style-name="T27"> </text:span><text:span text:style-name="T24">University.</text:span></text:p>
        </text:list-item>
        <text:list-item>
          <text:p text:style-name="P62" loext:marker-style-name="T18"><text:span text:style-name="T18">Working independently under the guidance of the supervisor, and ensuring that she or he stays abreast of the latest developments in the field of study.</text:span><text:span text:style-name="T18"/></text:p>
        </text:list-item>
        <text:list-item>
          <text:p text:style-name="P62" loext:marker-style-name="T18"><text:span text:style-name="T18">If applicable, register, attend classes and pass (if required) prescribed modules for non-degree purposes to build knowledge and research skills in specific areas.</text:span><text:span text:style-name="T18"/></text:p>
        </text:list-item>
        <text:list-item>
          <text:p text:style-name="P63" loext:marker-style-name="T18"><text:span text:style-name="T18">Agreeing with the Supervisor, and abiding by, a time schedule which outlines the expected completion dates of various stages of the research work (See Supervisor section, #4 below).</text:span><text:span text:style-name="T18"/></text:p>
        </text:list-item>
        <text:list-item>
          <text:p text:style-name="P64" loext:marker-style-name="T18"><text:span text:style-name="T18">Attending</text:span><text:span text:style-name="T28"> </text:span><text:span text:style-name="T18">pre-scheduled</text:span><text:span text:style-name="T28"> </text:span><text:span text:style-name="T18">meetings</text:span><text:span text:style-name="T28"> </text:span><text:span text:style-name="T18">with</text:span><text:span text:style-name="T28"> </text:span><text:span text:style-name="T18">the</text:span><text:span text:style-name="T28"> </text:span><text:span text:style-name="T18">Supervisor and</text:span><text:span text:style-name="T28"> </text:span><text:span text:style-name="T18">being</text:span><text:span text:style-name="T28"> </text:span><text:span text:style-name="T18">adequately</text:span><text:span text:style-name="T28"> </text:span><text:span text:style-name="T18">prepared</text:span><text:span text:style-name="T28"> </text:span><text:span text:style-name="T18">for</text:span><text:span text:style-name="T28"> </text:span><text:span text:style-name="T18">these consultation sessions (See Supervisor section, #5 below).</text:span></text:p>
        </text:list-item>
        <text:list-item>
          <text:p text:style-name="P80" loext:marker-style-name="T18"><text:span text:style-name="T18">Submitting</text:span><text:span text:style-name="T27"> </text:span><text:span text:style-name="T18">written</text:span><text:span text:style-name="T29"> </text:span><text:span text:style-name="T18">work</text:span><text:span text:style-name="T29"> </text:span><text:span text:style-name="T18">at</text:span><text:span text:style-name="T25"> </text:span><text:span text:style-name="T18">times</text:span><text:span text:style-name="T27"> </text:span><text:span text:style-name="T18">agreed</text:span><text:span text:style-name="T27"> </text:span><text:span text:style-name="T18">upon</text:span><text:span text:style-name="T25"> </text:span><text:span text:style-name="T18">by</text:span><text:span text:style-name="T20"> </text:span><text:span text:style-name="T18">the</text:span><text:span text:style-name="T26"> </text:span><text:span text:style-name="T18">student</text:span><text:span text:style-name="T25"> </text:span><text:span text:style-name="T18">and</text:span><text:span text:style-name="T26"> </text:span><text:span text:style-name="T18">the</text:span><text:span text:style-name="T30"> </text:span><text:span text:style-name="T24">Supervisor.</text:span></text:p>
        </text:list-item>
        <text:list-item>
          <text:p text:style-name="P65" loext:marker-style-name="T24"><text:span text:style-name="T18">Taking account of the feedback provided by the Supervisor before subsequent submission of written </text:span><text:span text:style-name="T24">work.</text:span></text:p>
        </text:list-item>
      </text:list>
      <text:p text:style-name="P15" loext:marker-style-name="T24"/>
      <text:list text:continue-numbering="true" text:style-name="WWNum2">
        <text:list-item>
          <text:p text:style-name="P66" loext:marker-style-name="T18"><text:span text:style-name="T18">Undertaking to submit the dissertation or thesis within the prescribed time for the completion of the degree unless exceptional circumstances arise, and to plan accordingly.</text:span><text:span text:style-name="T18"/></text:p>
        </text:list-item>
        <text:list-item>
          <text:p text:style-name="P67" loext:marker-style-name="T18"><text:span text:style-name="T18">Accepting</text:span><text:span text:style-name="T22"> </text:span><text:span text:style-name="T18">responsibility</text:span><text:span text:style-name="T31"> </text:span><text:span text:style-name="T18">for</text:span><text:span text:style-name="T27"> </text:span><text:span text:style-name="T18">the</text:span><text:span text:style-name="T22"> </text:span><text:span text:style-name="T18">overall</text:span><text:span text:style-name="T20"> </text:span><text:span text:style-name="T18">coherent</text:span><text:span text:style-name="T22"> </text:span><text:span text:style-name="T18">structure</text:span><text:span text:style-name="T22"> </text:span><text:span text:style-name="T18">of</text:span><text:span text:style-name="T26"> </text:span><text:span text:style-name="T18">the</text:span><text:span text:style-name="T22"> </text:span><text:span text:style-name="T18">final</text:span><text:span text:style-name="T20"> </text:span><text:span text:style-name="T18">dissertation</text:span><text:span text:style-name="T22"> </text:span><text:span text:style-name="T18">or</text:span><text:span text:style-name="T26"> </text:span><text:span text:style-name="T18">thesis</text:span><text:span text:style-name="T25"> </text:span><text:span text:style-name="T18">and,</text:span><text:span text:style-name="T22"> </text:span><text:span text:style-name="T18">as</text:span><text:span text:style-name="T25"> </text:span><text:span text:style-name="T18">far</text:span><text:span text:style-name="T25"> </text:span><text:span text:style-name="T18">as possible, submitting written work that is free of spelling mistakes, grammatical errors and incorrect </text:span><text:span text:style-name="T24">punctuation.</text:span></text:p>
        </text:list-item>
        <text:list-item>
          <text:p text:style-name="P68" loext:marker-style-name="T18"><text:span text:style-name="T18">Undertaking to submit draft papers for publication, considering advice provided by the </text:span><text:span text:style-name="T24">Supervisor.</text:span></text:p>
        </text:list-item>
        <text:list-item>
          <text:p text:style-name="P77" loext:marker-style-name="T12"><text:span text:style-name="T18">Informing the Supervisor of any absence or circumstances that may affect the research progress and timeline.</text:span><text:span text:style-name="T18"/></text:p>
        </text:list-item>
      </text:list>
      <text:p text:style-name="P89" loext:marker-style-name="T12"/>
      <text:p text:style-name="P14" loext:marker-style-name="T18"><text:span text:style-name="T17">THE</text:span><text:span text:style-name="T23"> SUPERVISOR</text:span><text:span text:style-name="T52"><text:tab/></text:span><text:span text:style-name="T24">(name)</text:span></text:p>
      <text:p text:style-name="P87" loext:marker-style-name="T12"/>
      <text:h text:style-name="Heading_20_1" text:outline-level="1" loext:marker-style-name="T12"><text:span text:style-name="T12">accepts</text:span><text:span text:style-name="T43"> </text:span><text:span text:style-name="T12">and</text:span><text:span text:style-name="T14"> </text:span><text:span text:style-name="T12">undertakes</text:span><text:span text:style-name="T50"> </text:span><text:span text:style-name="T12">the</text:span><text:span text:style-name="T14"> </text:span><text:span text:style-name="T12">following</text:span><text:span text:style-name="T14"> </text:span><text:span text:style-name="T12">roles</text:span><text:span text:style-name="T51"> </text:span><text:span text:style-name="T12">and</text:span><text:span text:style-name="T43"> </text:span><text:span text:style-name="T16">responsibilities:</text:span></text:h>
      <text:p text:style-name="P83" loext:marker-style-name="T13"/>
      <text:p text:style-name="P85" loext:marker-style-name="T13"/>
      <text:list text:style-name="WWNum1">
        <text:list-item>
          <text:p text:style-name="P79" loext:marker-style-name="T18"><text:span text:style-name="T18">Abiding</text:span><text:span text:style-name="T25"> </text:span><text:span text:style-name="T18">by</text:span><text:span text:style-name="T20"> </text:span><text:span text:style-name="T18">the</text:span><text:span text:style-name="T22"> </text:span><text:span text:style-name="T18">relevant</text:span><text:span text:style-name="T25"> </text:span><text:span text:style-name="T18">rules</text:span><text:span text:style-name="T26"> </text:span><text:span text:style-name="T18">and</text:span><text:span text:style-name="T25"> </text:span><text:span text:style-name="T18">regulations</text:span><text:span text:style-name="T25"> </text:span><text:span text:style-name="T18">of</text:span><text:span text:style-name="T27"> </text:span><text:span text:style-name="T18">the</text:span><text:span text:style-name="T27"> </text:span><text:span text:style-name="T24">University.</text:span></text:p>
        </text:list-item>
        <text:list-item>
          <text:p text:style-name="P69" loext:marker-style-name="T18"><text:span text:style-name="T18">Assisting</text:span><text:span text:style-name="T31"> </text:span><text:span text:style-name="T18">the</text:span><text:span text:style-name="T31"> </text:span><text:span text:style-name="T18">student</text:span><text:span text:style-name="T33"> </text:span><text:span text:style-name="T18">in</text:span><text:span text:style-name="T31"> </text:span><text:span text:style-name="T18">building</text:span><text:span text:style-name="T31"> </text:span><text:span text:style-name="T18">knowledge</text:span><text:span text:style-name="T31"> </text:span><text:span text:style-name="T18">and</text:span><text:span text:style-name="T31"> </text:span><text:span text:style-name="T18">research</text:span><text:span text:style-name="T22"> </text:span><text:span text:style-name="T18">skills</text:span><text:span text:style-name="T33"> </text:span><text:span text:style-name="T18">in</text:span><text:span text:style-name="T31"> </text:span><text:span text:style-name="T18">the</text:span><text:span text:style-name="T31"> </text:span><text:span text:style-name="T18">specific</text:span><text:span text:style-name="T33"> </text:span><text:span text:style-name="T18">area</text:span><text:span text:style-name="T34"> </text:span><text:span text:style-name="T18">of</text:span><text:span text:style-name="T33"> </text:span><text:span text:style-name="T18">postgraduate</text:span><text:span text:style-name="T31"> </text:span><text:span text:style-name="T18">study and relevant to the level of the degree.</text:span></text:p>
        </text:list-item>
        <text:list-item>
          <text:p text:style-name="P69" loext:marker-style-name="T18"><text:span text:style-name="T18">If applicable, prescribe modules for non-degree purposes, for which the student must register, attend classes and pass (if required) to build knowledge and research skills in specific areas.</text:span><text:span text:style-name="T18"/></text:p>
        </text:list-item>
        <text:list-item>
          <text:p text:style-name="P70" loext:marker-style-name="T18"><text:span text:style-name="T18">Ensuring that the proposed research project is feasible, of an appropriate level for the degree under consideration, and that the necessary</text:span><text:span text:style-name="T29"> </text:span><text:span text:style-name="T18">resources and facilities will be available to enable the student to complete the research timeously.</text:span></text:p>
        </text:list-item>
        <text:list-item>
          <text:p text:style-name="P71" loext:marker-style-name="T18"><text:span text:style-name="T18">Providing</text:span><text:span text:style-name="T27"> </text:span><text:span text:style-name="T18">information</text:span><text:span text:style-name="T25"> </text:span><text:span text:style-name="T18">on</text:span><text:span text:style-name="T25"> </text:span><text:span text:style-name="T18">the</text:span><text:span text:style-name="T25"> </text:span><text:span text:style-name="T18">conditions</text:span><text:span text:style-name="T26"> </text:span><text:span text:style-name="T18">to</text:span><text:span text:style-name="T25"> </text:span><text:span text:style-name="T18">be</text:span><text:span text:style-name="T25"> </text:span><text:span text:style-name="T18">met</text:span><text:span text:style-name="T25"> </text:span><text:span text:style-name="T18">to</text:span><text:span text:style-name="T25"> </text:span><text:span text:style-name="T18">achieve</text:span><text:span text:style-name="T25"> </text:span><text:span text:style-name="T18">satisfactory</text:span><text:span text:style-name="T25"> </text:span><text:span text:style-name="T18">progress/performance and assisting with the construction of a written time schedule which outlines the expected completion dates of various stages of the research work.</text:span></text:p>
        </text:list-item>
        <text:list-item>
          <text:p text:style-name="P72" loext:marker-style-name="T18"><text:span text:style-name="T18">Being accessible to the student by attending meetings in line with a schedule agreed upon in advance by the Supervisor and the student and being prepared for the meetings.</text:span><text:span text:style-name="T18"/></text:p>
        </text:list-item>
        <text:list-item>
          <text:p text:style-name="P73" loext:marker-style-name="T18"><text:span text:style-name="T18">Implementing an arrangement for student supervision in cases where the Supervisor is away from the University</text:span><text:span text:style-name="T35"> </text:span><text:span text:style-name="T18">e.g.</text:span><text:span text:style-name="T36"> </text:span><text:span text:style-name="T18">sick leave,</text:span><text:span text:style-name="T36"> </text:span><text:span text:style-name="T18">sabbatical</text:span><text:span text:style-name="T24"> </text:span><text:span text:style-name="T18">leave, or leaves the</text:span><text:span text:style-name="T24"> </text:span><text:span text:style-name="T18">employ</text:span><text:span text:style-name="T35"> </text:span><text:span text:style-name="T18">of the University,</text:span><text:span text:style-name="T36"> </text:span><text:span text:style-name="T18">and communicating these arrangements to the student timeously.</text:span></text:p>
        </text:list-item>
        <text:list-item>
          <text:p text:style-name="P74" loext:marker-style-name="T18"><text:span text:style-name="T18">Accepting submission of written work at intervals agreed on by the student and Supervisor, providing constructive</text:span><text:span text:style-name="T37"> </text:span><text:span text:style-name="T18">comment</text:span><text:span text:style-name="T37"> </text:span><text:span text:style-name="T18">and</text:span><text:span text:style-name="T37"> </text:span><text:span text:style-name="T18">criticism</text:span><text:span text:style-name="T26"> </text:span><text:span text:style-name="T18">within</text:span><text:span text:style-name="T37"> </text:span><text:span text:style-name="T18">a</text:span><text:span text:style-name="T37"> </text:span><text:span text:style-name="T18">time</text:span><text:span text:style-name="T37"> </text:span><text:span text:style-name="T18">frame</text:span><text:span text:style-name="T39"> </text:span><text:span text:style-name="T18">jointly</text:span><text:span text:style-name="T31"> </text:span><text:span text:style-name="T18">agreed</text:span><text:span text:style-name="T22"> </text:span><text:span text:style-name="T18">on</text:span><text:span text:style-name="T34"> </text:span><text:span text:style-name="T18">at</text:span><text:span text:style-name="T22"> </text:span><text:span text:style-name="T18">the</text:span><text:span text:style-name="T34"> </text:span><text:span text:style-name="T18">start</text:span><text:span text:style-name="T37"> </text:span><text:span text:style-name="T18">of</text:span><text:span text:style-name="T22"> </text:span><text:span text:style-name="T18">the</text:span><text:span text:style-name="T34"> </text:span><text:span text:style-name="T18">research,</text:span><text:span text:style-name="T34"> </text:span><text:span text:style-name="T18">and informing the student, in writing, of any inadequacy relating to progress or work, in relation to the expectations previously agreed on by the student and Supervisor.</text:span></text:p>
        </text:list-item>
        <text:list-item>
          <text:p text:style-name="P75" loext:marker-style-name="T18"><text:span text:style-name="T18">Assisting the student with the production of the dissertation or thesis, providing guidance on technical aspects of writing including discipline-specific requirements.</text:span><text:span text:style-name="T18"/></text:p>
        </text:list-item>
        <text:list-item>
          <text:p text:style-name="P76" loext:marker-style-name="T18"><text:span text:style-name="T18">Assisting</text:span><text:span text:style-name="T39"> </text:span><text:span text:style-name="T18">with</text:span><text:span text:style-name="T31"> </text:span><text:span text:style-name="T18">the</text:span><text:span text:style-name="T31"> </text:span><text:span text:style-name="T18">publication</text:span><text:span text:style-name="T31"> </text:span><text:span text:style-name="T18">of</text:span><text:span text:style-name="T33"> </text:span><text:span text:style-name="T18">research</text:span><text:span text:style-name="T31"> </text:span><text:span text:style-name="T18">articles</text:span><text:span text:style-name="T39"> </text:span><text:span text:style-name="T18">as</text:span><text:span text:style-name="T31"> </text:span><text:span text:style-name="T18">appropriate</text:span><text:span text:style-name="T31"> </text:span><text:span text:style-name="T18">and</text:span><text:span text:style-name="T31"> </text:span><text:span text:style-name="T18">agreeing</text:span><text:span text:style-name="T31"> </text:span><text:span text:style-name="T18">the</text:span><text:span text:style-name="T34"> </text:span><text:span text:style-name="T18">ownership</text:span><text:span text:style-name="T31"> </text:span><text:span text:style-name="T18">of</text:span><text:span text:style-name="T33"> </text:span><text:span text:style-name="T18">research results in accordance with the University’s policy on intellectual property.</text:span></text:p>
        </text:list-item>
        <text:list-item>
          <text:p text:style-name="P78" loext:marker-style-name="T18"><text:span text:style-name="T18">Contributing</text:span><text:span text:style-name="T24"> </text:span><text:span text:style-name="T18">to</text:span><text:span text:style-name="T27"> </text:span><text:span text:style-name="T18">the</text:span><text:span text:style-name="T27"> </text:span><text:span text:style-name="T18">student’s</text:span><text:span text:style-name="T29"> </text:span><text:span text:style-name="T18">academic</text:span><text:span text:style-name="T29"> </text:span><text:span text:style-name="T18">development by</text:span><text:span text:style-name="T26"> </text:span><text:span text:style-name="T18">introducing</text:span><text:span text:style-name="T35"> </text:span><text:span text:style-name="T18">her</text:span><text:span text:style-name="T36"> </text:span><text:span text:style-name="T18">or</text:span><text:span text:style-name="T35"> </text:span><text:span text:style-name="T18">him to</text:span><text:span text:style-name="T27"> </text:span><text:span text:style-name="T18">relevant</text:span><text:span text:style-name="T35"> </text:span><text:span text:style-name="T18">academic and professional networks through conferences, seminars and other events where possible.</text:span></text:p>
        </text:list-item>
      </text:list>
      <text:p text:style-name="P88" loext:marker-style-name="T12"/>
      <text:p text:style-name="P88" loext:marker-style-name="T12"/>
      <text:p text:style-name="P90" loext:marker-style-name="T12"/>
      <text:h text:style-name="P58" text:outline-level="1" loext:marker-style-name="T12"><text:span text:style-name="T12">THE</text:span><text:span text:style-name="T57"> </text:span><text:span text:style-name="T12">STUDENT</text:span><text:span text:style-name="T44"> </text:span><text:span text:style-name="T12">and</text:span><text:span text:style-name="T15"> </text:span><text:span text:style-name="T12">THE</text:span><text:span text:style-name="T15"> </text:span><text:span text:style-name="T16">SUPERVISOR</text:span></text:h>
      <text:p text:style-name="P86" loext:marker-style-name="T13"/>
      <text:list text:continue-numbering="true" text:style-name="WWNum1">
        <text:list-item>
          <text:list>
            <text:list-item>
              <text:p text:style-name="P81" loext:marker-style-name="T18"><text:span text:style-name="T18">confirm</text:span><text:span text:style-name="T35"> </text:span><text:span text:style-name="T18">that</text:span><text:span text:style-name="T26"> </text:span><text:span text:style-name="T18">we</text:span><text:span text:style-name="T25"> </text:span><text:span text:style-name="T18">have</text:span><text:span text:style-name="T22"> </text:span><text:span text:style-name="T18">read</text:span><text:span text:style-name="T27"> </text:span><text:span text:style-name="T18">and</text:span><text:span text:style-name="T25"> </text:span><text:span text:style-name="T18">understood</text:span><text:span text:style-name="T26"> </text:span><text:span text:style-name="T18">the</text:span><text:span text:style-name="T26"> </text:span><text:span text:style-name="T18">Memorandum</text:span><text:span text:style-name="T35"> </text:span><text:span text:style-name="T18">of</text:span><text:span text:style-name="T25"> </text:span><text:span text:style-name="T18">Agreement,</text:span><text:span text:style-name="T22"> </text:span><text:span text:style-name="T27">and</text:span></text:p>
            </text:list-item>
            <text:list-item>
              <text:p text:style-name="P82" loext:marker-style-name="T18"><text:span text:style-name="T18">agree to accept its content for the</text:span><text:span text:style-name="T24"> </text:span><text:span text:style-name="T18">duration of the period</text:span><text:span text:style-name="T36"> </text:span><text:span text:style-name="T18">of study</text:span><text:span text:style-name="T24"> </text:span><text:span text:style-name="T18">in respect of the degree</text:span><text:span text:style-name="T36"> </text:span><text:span text:style-name="T18">as specified on page four.</text:span></text:p>
            </text:list-item>
          </text:list>
        </text:list-item>
      </text:list>
      <text:p text:style-name="P107" loext:marker-style-name="T5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 loext:marker-style-name="T59"><text:span text:style-name="T59">Details</text:span><text:span text:style-name="T61"> </text:span><text:span text:style-name="T59">of</text:span><text:span text:style-name="T63"> </text:span><text:span text:style-name="T65">student</text:span></text:p>
          </table:table-cell>
          <table:table-cell table:style-name="Table3.B1" table:number-columns-spanned="3" office:value-type="string">
            <text:p text:style-name="P24" loext:marker-style-name="T53"/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6" loext:marker-style-name="T60"><text:span text:style-name="T60">Surname</text:span><text:span text:style-name="T62"> </text:span><text:span text:style-name="T60">and</text:span><text:span text:style-name="T64"> </text:span><text:span text:style-name="T66">initials:</text:span></text:p>
          </table:table-cell>
          <table:table-cell table:style-name="Table3.B2" office:value-type="string">
            <text:p text:style-name="P25" loext:marker-style-name="T53">Mills DS</text:p>
          </table:table-cell>
          <table:table-cell table:style-name="Table3.C2" office:value-type="string">
            <text:p text:style-name="P29" loext:marker-style-name="T60"><text:span text:style-name="T60">Student</text:span><text:span text:style-name="T67"> </text:span><text:span text:style-name="T66">number:</text:span></text:p>
          </table:table-cell>
          <table:table-cell table:style-name="Table3.D2" office:value-type="string">
            <text:p text:style-name="P25" loext:marker-style-name="T53">13081650</text:p>
          </table:table-cell>
        </table:table-row>
        <table:table-row table:style-name="Table3.3">
          <table:table-cell table:style-name="Table3.A3" office:value-type="string">
            <text:p text:style-name="P17" loext:marker-style-name="T60"><text:span text:style-name="T66">Department:</text:span><text:span text:style-name="T66"/></text:p>
          </table:table-cell>
          <table:table-cell table:style-name="Table3.B3" office:value-type="string">
            <text:p text:style-name="P25" loext:marker-style-name="T53">EECE</text:p>
          </table:table-cell>
          <table:table-cell table:style-name="Table3.C3" office:value-type="string">
            <text:p text:style-name="P30" loext:marker-style-name="T60"><text:span text:style-name="T60">Mobile</text:span><text:span text:style-name="T68"> </text:span><text:span text:style-name="T66">number:</text:span></text:p>
          </table:table-cell>
          <table:table-cell table:style-name="Table3.D3" office:value-type="string">
            <text:p text:style-name="P25" loext:marker-style-name="T53">0734548579</text:p>
          </table:table-cell>
        </table:table-row>
        <table:table-row table:style-name="Table3.2">
          <table:table-cell table:style-name="Table3.A4" office:value-type="string">
            <text:p text:style-name="P16" loext:marker-style-name="T60"><text:span text:style-name="T60">Email</text:span><text:span text:style-name="T67"> </text:span><text:span text:style-name="T66">address:</text:span></text:p>
          </table:table-cell>
          <table:table-cell table:style-name="Table3.B4" table:number-columns-spanned="3" office:value-type="string">
            <text:p text:style-name="P25" loext:marker-style-name="T53"><text:a xlink:type="simple" xlink:href="mailto:u13081650@tuks.co.za" text:style-name="Internet_20_link" text:visited-style-name="Visited_20_Internet_20_Link">u13081650@tuks.co.za</text:a><text:a xlink:type="simple" xlink:href="mailto:co.za/deansmills@gmail.com" text:style-name="Internet_20_link" text:visited-style-name="Visited_20_Internet_20_Link"> / deansmills@gmail.com</text:a></text:p>
          </table:table-cell>
          <table:covered-table-cell/>
          <table:covered-table-cell/>
        </table:table-row>
        <table:table-row table:style-name="Table3.2">
          <table:table-cell table:style-name="Table3.A5" office:value-type="string">
            <text:p text:style-name="P16" loext:marker-style-name="T60"><text:span text:style-name="T66">Degree:</text:span><text:span text:style-name="T66"/></text:p>
          </table:table-cell>
          <table:table-cell table:style-name="Table3.B5" office:value-type="string">
            <text:p text:style-name="P25" loext:marker-style-name="T53">MEng (Computer)</text:p>
          </table:table-cell>
          <table:table-cell table:style-name="Table3.C5" office:value-type="string">
            <text:p text:style-name="P29" loext:marker-style-name="T60"><text:span text:style-name="T60">Focus</text:span><text:span text:style-name="T64"> </text:span><text:span text:style-name="T66">area:</text:span></text:p>
          </table:table-cell>
          <table:table-cell table:style-name="Table3.D5" office:value-type="string">
            <text:p text:style-name="P25" loext:marker-style-name="T53">Intelligent systems</text:p>
          </table:table-cell>
        </table:table-row>
        <table:table-row table:style-name="Table3.6">
          <table:table-cell table:style-name="Table3.A6" office:value-type="string">
            <text:p text:style-name="P34" loext:marker-style-name="T60"><text:span text:style-name="T60">Year</text:span><text:span text:style-name="T64"> </text:span><text:span text:style-name="T68">of</text:span></text:p>
            <text:p text:style-name="P36" loext:marker-style-name="T60"><text:span text:style-name="T66">commencement:</text:span><text:span text:style-name="T66"/></text:p>
          </table:table-cell>
          <table:table-cell table:style-name="Table3.B6" office:value-type="string">
            <text:p text:style-name="P25" loext:marker-style-name="T53">2025</text:p>
          </table:table-cell>
          <table:table-cell table:style-name="Table3.C6" office:value-type="string">
            <text:p text:style-name="P35" loext:marker-style-name="T60"><text:span text:style-name="T60">Anticipated</text:span><text:span text:style-name="T69"> </text:span><text:span text:style-name="T60">date</text:span><text:span text:style-name="T62"> </text:span><text:span text:style-name="T68">of</text:span></text:p>
            <text:p text:style-name="P37" loext:marker-style-name="T60"><text:span text:style-name="T66">completion:</text:span><text:span text:style-name="T66"/></text:p>
          </table:table-cell>
          <table:table-cell table:style-name="Table3.D6" office:value-type="string">
            <text:p text:style-name="P25" loext:marker-style-name="T53">2026</text:p>
          </table:table-cell>
        </table:table-row>
        <table:table-row table:style-name="Table3.7">
          <table:table-cell table:style-name="Table3.A7" table:number-columns-spanned="4" office:value-type="string">
            <text:p text:style-name="P18" loext:marker-style-name="T59"><text:span text:style-name="T59">Proposed</text:span><text:span text:style-name="T70"> </text:span><text:span text:style-name="T59">title</text:span></text:p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4" office:value-type="string">
            <text:p text:style-name="P24" loext:marker-style-name="T53">Depth-Infused Graph Attention Networks for Real-Time Multi-Person Pose Tracking</text:p>
          </table:table-cell>
          <table:covered-table-cell/>
          <table:covered-table-cell/>
          <table:covered-table-cell/>
        </table:table-row>
        <table:table-row table:style-name="Table3.9">
          <table:table-cell table:style-name="Table3.A1" office:value-type="string">
            <text:p text:style-name="P19" loext:marker-style-name="T59"><text:span text:style-name="T65">Supervisor:</text:span><text:span text:style-name="T65"/></text:p>
          </table:table-cell>
          <table:table-cell table:style-name="Table3.B9" office:value-type="string">
            <text:p text:style-name="P24" loext:marker-style-name="T53"/>
          </table:table-cell>
          <table:table-cell table:style-name="Table3.C9" office:value-type="string">
            <text:p text:style-name="P31" loext:marker-style-name="T59"><text:span text:style-name="T65">Co-supervisor:</text:span><text:span text:style-name="T65"/></text:p>
          </table:table-cell>
          <table:table-cell table:style-name="Table3.D9" office:value-type="string">
            <text:p text:style-name="P24" loext:marker-style-name="T53"/>
          </table:table-cell>
        </table:table-row>
        <table:table-row table:style-name="Table3.10">
          <table:table-cell table:style-name="Table3.A10" office:value-type="string">
            <text:p text:style-name="P20" loext:marker-style-name="T66"><text:span text:style-name="T66">EMPLID:</text:span><text:span text:style-name="T66"/></text:p>
          </table:table-cell>
          <table:table-cell table:style-name="Table3.B10" office:value-type="string">
            <text:p text:style-name="P24" loext:marker-style-name="T53"/>
          </table:table-cell>
          <table:table-cell table:style-name="Table3.C10" office:value-type="string">
            <text:p text:style-name="P32" loext:marker-style-name="T66"><text:span text:style-name="T66">EMPLID: (if applicable)</text:span><text:span text:style-name="T66"/></text:p>
          </table:table-cell>
          <table:table-cell table:style-name="Table3.D10" office:value-type="string">
            <text:p text:style-name="P24" loext:marker-style-name="T53"/>
          </table:table-cell>
        </table:table-row>
        <table:table-row table:style-name="Table3.10">
          <table:table-cell table:style-name="Table3.A11" office:value-type="string">
            <text:p text:style-name="P20" loext:marker-style-name="T60"><text:span text:style-name="T66">Department:</text:span><text:span text:style-name="T66"/></text:p>
          </table:table-cell>
          <table:table-cell table:style-name="Table3.B11" office:value-type="string">
            <text:p text:style-name="P24" loext:marker-style-name="T53"/>
          </table:table-cell>
          <table:table-cell table:style-name="Table3.C11" office:value-type="string">
            <text:p text:style-name="P32" loext:marker-style-name="T60"><text:span text:style-name="T66">Department:</text:span><text:span text:style-name="T66"/></text:p>
          </table:table-cell>
          <table:table-cell table:style-name="Table3.D11" office:value-type="string">
            <text:p text:style-name="P24" loext:marker-style-name="T53"/>
          </table:table-cell>
        </table:table-row>
        <table:table-row table:style-name="Table3.12">
          <table:table-cell table:style-name="Table3.A12" office:value-type="string">
            <text:p text:style-name="P21" loext:marker-style-name="T60"><text:span text:style-name="T60">Contact</text:span><text:span text:style-name="T71"> </text:span><text:span text:style-name="T66">number</text:span></text:p>
          </table:table-cell>
          <table:table-cell table:style-name="Table3.B12" office:value-type="string">
            <text:p text:style-name="P24" loext:marker-style-name="T53"/>
          </table:table-cell>
          <table:table-cell table:style-name="Table3.C12" office:value-type="string">
            <text:p text:style-name="P33" loext:marker-style-name="T60"><text:span text:style-name="T60">Contact</text:span><text:span text:style-name="T71"> </text:span><text:span text:style-name="T66">number</text:span></text:p>
          </table:table-cell>
          <table:table-cell table:style-name="Table3.D12" office:value-type="string">
            <text:p text:style-name="P24" loext:marker-style-name="T53"/>
          </table:table-cell>
        </table:table-row>
        <table:table-row table:style-name="Table3.12">
          <table:table-cell table:style-name="Table3.A13" office:value-type="string">
            <text:p text:style-name="P21" loext:marker-style-name="T60"><text:span text:style-name="T60">Email</text:span><text:span text:style-name="T67"> </text:span><text:span text:style-name="T66">address:</text:span></text:p>
          </table:table-cell>
          <table:table-cell table:style-name="Table3.B13" office:value-type="string">
            <text:p text:style-name="P24" loext:marker-style-name="T53"/>
          </table:table-cell>
          <table:table-cell table:style-name="Table3.C13" office:value-type="string">
            <text:p text:style-name="P33" loext:marker-style-name="T60"><text:span text:style-name="T60">Email</text:span><text:span text:style-name="T67"> </text:span><text:span text:style-name="T66">address:</text:span></text:p>
          </table:table-cell>
          <table:table-cell table:style-name="Table3.D13" office:value-type="string">
            <text:p text:style-name="P24" loext:marker-style-name="T53"/>
          </table:table-cell>
        </table:table-row>
      </table:table>
      <text:p text:style-name="P88" loext:marker-style-name="T12"/>
      <text:p text:style-name="P93" loext:marker-style-name="T12"/>
      <text:p text:style-name="P103" loext:marker-style-name="T12"><text:span text:style-name="T12">Student’s</text:span><text:span text:style-name="T72"> </text:span><text:span text:style-name="T12">signature:</text:span><text:span text:style-name="T73"> </text:span><text:span text:style-name="T16">.............................................................................................................................................</text:span></text:p>
      <text:p text:style-name="P88" loext:marker-style-name="T12"/>
      <text:p text:style-name="P109" loext:marker-style-name="T12"><text:span text:style-name="T12">Signed</text:span><text:span text:style-name="T74"> </text:span><text:span text:style-name="T12">at:</text:span><text:span text:style-name="T75"> </text:span><text:span text:style-name="T12">…………………………………………………………</text:span><text:span text:style-name="T76"> </text:span><text:span text:style-name="T57">on</text:span><text:span text:style-name="T55"><text:tab/></text:span><text:span text:style-name="T16">(date)</text:span></text:p>
      <text:p text:style-name="P88" loext:marker-style-name="T12"/>
      <text:p text:style-name="P103" loext:marker-style-name="T12"><text:span text:style-name="T12">Supervisor’s</text:span><text:span text:style-name="T50"> </text:span><text:span text:style-name="T12">signature:</text:span><text:span text:style-name="T77"> </text:span><text:span text:style-name="T16">........................................................................................................................................</text:span></text:p>
      <text:p text:style-name="P110" loext:marker-style-name="T12"><text:span text:style-name="T12">Signed</text:span><text:span text:style-name="T74"> </text:span><text:span text:style-name="T12">at:</text:span><text:span text:style-name="T75"> </text:span><text:span text:style-name="T12">…………………………………………………………</text:span><text:span text:style-name="T76"> </text:span><text:span text:style-name="T57">on</text:span><text:span text:style-name="T55"><text:tab/></text:span><text:span text:style-name="T16">(date)</text:span></text:p>
      <text:p text:style-name="P88" loext:marker-style-name="T12"/>
      <text:p text:style-name="P104" loext:marker-style-name="T12"><text:span text:style-name="T12">Date</text:span><text:span text:style-name="T51"> </text:span><text:span text:style-name="T12">forwarded</text:span><text:span text:style-name="T14"> </text:span><text:span text:style-name="T12">to</text:span><text:span text:style-name="T43"> </text:span><text:span text:style-name="T12">the</text:span><text:span text:style-name="T57"> </text:span><text:span text:style-name="T12">Head</text:span><text:span text:style-name="T50"> </text:span><text:span text:style-name="T12">of</text:span><text:span text:style-name="T57"> </text:span><text:span text:style-name="T12">Department:</text:span><text:span text:style-name="T44"> </text:span><text:span text:style-name="T16">........................................................................................................</text:span></text:p>
      <text:p text:style-name="P102" loext:marker-style-name="T12"><text:span text:style-name="T12">HOD’s</text:span><text:span text:style-name="T43"> </text:span><text:span text:style-name="T12">signature:</text:span><text:span text:style-name="T78"> </text:span><text:span text:style-name="T16">.................................................................................................................................................</text:span></text:p>
      <text:p text:style-name="P88" loext:marker-style-name="T12"/>
      <text:p text:style-name="P109" loext:marker-style-name="T12"><text:span text:style-name="T12">Signed</text:span><text:span text:style-name="T74"> </text:span><text:span text:style-name="T12">at:</text:span><text:span text:style-name="T75"> </text:span><text:span text:style-name="T12">…………………………………………………………</text:span><text:span text:style-name="T76"> </text:span><text:span text:style-name="T57">on</text:span><text:span text:style-name="T55"><text:tab/></text:span><text:span text:style-name="T16">(date)</text:span></text:p>
      <text:p text:style-name="P88" loext:marker-style-name="T12"/>
      <text:p text:style-name="P105" loext:marker-style-name="T12"><text:span text:style-name="T12">[Department submits electronic version of signed document</text:span><text:span text:style-name="T44"> </text:span><text:span text:style-name="T12">to</text:span><text:span text:style-name="T15"> </text:span><text:span text:style-name="T12">Head:</text:span><text:span text:style-name="T16"> </text:span><text:span text:style-name="T12">EBIT</text:span><text:span text:style-name="T16"> </text:span><text:span text:style-name="T12">Postgraduate</text:span><text:span text:style-name="T44"> </text:span><text:span text:style-name="T12">Studies.</text:span><text:span text:style-name="T16"> </text:span><text:span text:style-name="T12">Student,</text:span><text:span text:style-name="T16"> </text:span><text:span text:style-name="T12">Supervisor(s)</text:span><text:span text:style-name="T44"> </text:span><text:span text:style-name="T12">&amp;</text:span><text:span text:style-name="T57"> </text:span><text:span text:style-name="T12">HOD</text:span><text:span text:style-name="T15"> </text:span><text:span text:style-name="T12">should keep copy for themselves.]</text:span></text:p>
      <text:p text:style-name="P107" loext:marker-style-name="T58"/>
      <text:p text:style-name="P91" loext:marker-style-name="T12"/>
      <text:h text:style-name="P59" text:outline-level="1" loext:marker-style-name="T12"><text:span text:style-name="T12">RECORD</text:span><text:span text:style-name="T50"> </text:span><text:span text:style-name="T12">OF</text:span><text:span text:style-name="T44"> </text:span><text:span text:style-name="T12">PREREQUISITE MODULES FOR NON-DEGREE PURPOSES</text:span></text:h>
      <text:p text:style-name="P100" loext:marker-style-name="T12"><text:span text:style-name="T12">To</text:span><text:span text:style-name="T43"> </text:span><text:span text:style-name="T12">be</text:span><text:span text:style-name="T14"> </text:span><text:span text:style-name="T12">completed</text:span><text:span text:style-name="T43"> </text:span><text:span text:style-name="T12">at</text:span><text:span text:style-name="T15"> </text:span><text:span text:style-name="T12">the</text:span><text:span text:style-name="T15"> </text:span><text:span text:style-name="T12">time</text:span><text:span text:style-name="T15"> </text:span><text:span text:style-name="T12">when</text:span><text:span text:style-name="T43"> </text:span><text:span text:style-name="T12">the</text:span><text:span text:style-name="T43"> </text:span><text:span text:style-name="T12">Agreement</text:span><text:span text:style-name="T43"> </text:span><text:span text:style-name="T12">is</text:span><text:span text:style-name="T57"> </text:span><text:span text:style-name="T16">signed</text:span></text:p>
      <text:p text:style-name="P101" loext:marker-style-name="T12"><text:span text:style-name="T12">and</text:span><text:span text:style-name="T14"> </text:span><text:span text:style-name="T12">table</text:span><text:span text:style-name="T14"> </text:span><text:span text:style-name="T12">to</text:span><text:span text:style-name="T43"> </text:span><text:span text:style-name="T12">be</text:span><text:span text:style-name="T44"> </text:span><text:span text:style-name="T12">customised</text:span><text:span text:style-name="T50"> </text:span><text:span text:style-name="T12">and</text:span><text:span text:style-name="T57"> </text:span><text:span text:style-name="T12">agreed</text:span><text:span text:style-name="T43"> </text:span><text:span text:style-name="T12">between</text:span><text:span text:style-name="T50"> </text:span><text:span text:style-name="T12">Candidate</text:span><text:span text:style-name="T57"> </text:span><text:span text:style-name="T12">and</text:span><text:span text:style-name="T15"> </text:span><text:span text:style-name="T16">Supervisor.</text:span></text:p>
      <text:p text:style-name="P108" loext:marker-style-name="T5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8" loext:marker-style-name="T18"><text:span text:style-name="T17">Module Code</text:span><text:span text:style-name="T17"/></text:p>
          </table:table-cell>
          <table:table-cell table:style-name="Table6.A1" office:value-type="string">
            <text:p text:style-name="P40" loext:marker-style-name="T53"><text:span text:style-name="T17">Module Description</text:span><text:span text:style-name="T54"/></text:p>
          </table:table-cell>
          <table:table-cell table:style-name="Table6.A1" office:value-type="string">
            <text:p text:style-name="P41" loext:marker-style-name="T41"><text:span text:style-name="T41">Pass requirements - Stipulate</text:span><text:span text:style-name="T41"/></text:p>
            <text:p text:style-name="P41" loext:marker-style-name="T53"><text:span text:style-name="T79">(e.g. Register and attend classes OR register, attend and pass the module)</text:span><text:span text:style-name="T53"/></text:p>
          </table:table-cell>
        </table:table-row>
        <table:table-row table:style-name="Table6.2">
          <table:table-cell table:style-name="Table6.A1" office:value-type="string">
            <text:p text:style-name="P24" loext:marker-style-name="T53"/>
          </table:table-cell>
          <table:table-cell table:style-name="Table6.A1" office:value-type="string">
            <text:p text:style-name="P24" loext:marker-style-name="T53"/>
          </table:table-cell>
          <table:table-cell table:style-name="Table6.A1" office:value-type="string">
            <text:p text:style-name="P24" loext:marker-style-name="T53"/>
          </table:table-cell>
        </table:table-row>
        <table:table-row table:style-name="Table6.3">
          <table:table-cell table:style-name="Table6.A1" office:value-type="string">
            <text:p text:style-name="P24" loext:marker-style-name="T53"/>
          </table:table-cell>
          <table:table-cell table:style-name="Table6.A1" office:value-type="string">
            <text:p text:style-name="P24" loext:marker-style-name="T53"/>
          </table:table-cell>
          <table:table-cell table:style-name="Table6.A1" office:value-type="string">
            <text:p text:style-name="P24" loext:marker-style-name="T53"/>
          </table:table-cell>
        </table:table-row>
        <table:table-row table:style-name="Table6.4">
          <table:table-cell table:style-name="Table6.A1" office:value-type="string">
            <text:p text:style-name="P24" loext:marker-style-name="T53"/>
          </table:table-cell>
          <table:table-cell table:style-name="Table6.A1" office:value-type="string">
            <text:p text:style-name="P24" loext:marker-style-name="T53"/>
          </table:table-cell>
          <table:table-cell table:style-name="Table6.A1" office:value-type="string">
            <text:p text:style-name="P24" loext:marker-style-name="T53"/>
          </table:table-cell>
        </table:table-row>
      </table:table>
      <text:p text:style-name="P92" loext:marker-style-name="T12"/>
      <text:h text:style-name="P60" text:outline-level="1" loext:marker-style-name="T12"><text:span text:style-name="T12">RECORD</text:span><text:span text:style-name="T50"> </text:span><text:span text:style-name="T12">OF</text:span><text:span text:style-name="T44"> </text:span><text:span text:style-name="T50">PROVISIONAL </text:span><text:span text:style-name="T12">DATES</text:span><text:span text:style-name="T50"> </text:span><text:span text:style-name="T12">OF</text:span><text:span text:style-name="T14"> </text:span><text:span text:style-name="T12">MEETINGS, MILESTONES AND DEADLINES</text:span></text:h>
      <text:p text:style-name="P100" loext:marker-style-name="T12"><text:span text:style-name="T12">To</text:span><text:span text:style-name="T43"> </text:span><text:span text:style-name="T12">be</text:span><text:span text:style-name="T14"> </text:span><text:span text:style-name="T12">completed</text:span><text:span text:style-name="T43"> </text:span><text:span text:style-name="T12">at</text:span><text:span text:style-name="T15"> </text:span><text:span text:style-name="T12">the</text:span><text:span text:style-name="T15"> </text:span><text:span text:style-name="T12">time</text:span><text:span text:style-name="T15"> </text:span><text:span text:style-name="T12">when</text:span><text:span text:style-name="T43"> </text:span><text:span text:style-name="T12">the</text:span><text:span text:style-name="T43"> </text:span><text:span text:style-name="T12">Agreement</text:span><text:span text:style-name="T43"> </text:span><text:span text:style-name="T12">is</text:span><text:span text:style-name="T57"> </text:span><text:span text:style-name="T16">signed</text:span></text:p>
      <text:p text:style-name="P101" loext:marker-style-name="T16"><text:span text:style-name="T12">and</text:span><text:span text:style-name="T14"> </text:span><text:span text:style-name="T12">table</text:span><text:span text:style-name="T14"> </text:span><text:span text:style-name="T12">to</text:span><text:span text:style-name="T43"> </text:span><text:span text:style-name="T12">be</text:span><text:span text:style-name="T44"> </text:span><text:span text:style-name="T12">customised</text:span><text:span text:style-name="T50"> </text:span><text:span text:style-name="T12">and</text:span><text:span text:style-name="T57"> </text:span><text:span text:style-name="T12">agreed</text:span><text:span text:style-name="T43"> </text:span><text:span text:style-name="T12">between</text:span><text:span text:style-name="T50"> </text:span><text:span text:style-name="T12">Candidate</text:span><text:span text:style-name="T57"> </text:span><text:span text:style-name="T12">and</text:span><text:span text:style-name="T15"> </text:span><text:span text:style-name="T16">Supervisor. </text:span></text:p>
      <text:p text:style-name="P101" loext:marker-style-name="T12"><text:span text:style-name="T16">Due to the nature of research, subject to change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42" loext:marker-style-name="T18"><text:span text:style-name="T18">Date</text:span><text:span text:style-name="T31"> </text:span><text:span text:style-name="T18">of</text:span><text:span text:style-name="T39"> </text:span><text:span text:style-name="T18">assignment</text:span><text:span text:style-name="T31"> </text:span><text:span text:style-name="T18">of </text:span><text:span text:style-name="T24">Supervisor(s):</text:span></text:p>
          </table:table-cell>
          <table:table-cell table:style-name="Table7.A1" office:value-type="string">
            <text:p text:style-name="P26" loext:marker-style-name="T53">Feb 2023 (start of Honours)</text:p>
          </table:table-cell>
          <table:table-cell table:style-name="Table7.A1" office:value-type="string">
            <text:p text:style-name="P43" loext:marker-style-name="T18"><text:span text:style-name="T18">Date</text:span><text:span text:style-name="T26"> </text:span><text:span text:style-name="T18">of</text:span><text:span text:style-name="T35"> </text:span><text:span text:style-name="T18">signing</text:span><text:span text:style-name="T25"> </text:span><text:span text:style-name="T18">of</text:span><text:span text:style-name="T35"> MoA:</text:span></text:p>
          </table:table-cell>
          <table:table-cell table:style-name="Table7.A1" office:value-type="string">
            <text:p text:style-name="P26" loext:marker-style-name="T53">4 Ma<text:span text:style-name="T84">y</text:span> 2025</text:p>
          </table:table-cell>
        </table:table-row>
        <table:table-row table:style-name="Table7.2">
          <table:table-cell table:style-name="Table7.A2" office:value-type="string">
            <text:p text:style-name="P44" loext:marker-style-name="T17"><text:span text:style-name="T17">Planned</text:span><text:span text:style-name="T38"> </text:span><text:span text:style-name="T23">milestones:</text:span></text:p>
          </table:table-cell>
          <table:table-cell table:style-name="Table7.B2" office:value-type="string">
            <text:p text:style-name="P24" loext:marker-style-name="T53"/>
          </table:table-cell>
          <table:table-cell table:style-name="Table7.C2" office:value-type="string">
            <text:p text:style-name="P24" loext:marker-style-name="T53"/>
          </table:table-cell>
          <table:table-cell table:style-name="Table7.A1" table:number-rows-spanned="2" office:value-type="string">
            <text:p text:style-name="P45" loext:marker-style-name="T18"><text:span text:style-name="T17">Date:</text:span><text:span text:style-name="T32"> </text:span><text:span text:style-name="T18">(anticipated </text:span><text:span text:style-name="T24">dates)</text:span></text:p>
          </table:table-cell>
        </table:table-row>
        <table:table-row table:style-name="Table7.3">
          <table:table-cell table:style-name="Table7.A3" table:number-columns-spanned="2" office:value-type="string">
            <text:p text:style-name="P22" loext:marker-style-name="T18"><text:span text:style-name="T37"/></text:p>
          </table:table-cell>
          <table:covered-table-cell/>
          <table:table-cell table:style-name="Table7.C3" office:value-type="string">
            <text:p text:style-name="P24" loext:marker-style-name="T53"/>
          </table:table-cell>
          <table:covered-table-cell table:style-name="Table7.D3"/>
        </table:table-row>
        <table:table-row table:style-name="Table7.4">
          <table:table-cell table:style-name="Table7.A1" table:number-columns-spanned="3" office:value-type="string">
            <text:p text:style-name="P10"><text:span text:style-name="Strong_20_Emphasis"><text:span text:style-name="T42">Define research goals and environment setup</text:span></text:span></text:p>
          </table:table-cell>
          <table:covered-table-cell/>
          <table:covered-table-cell/>
          <table:table-cell table:style-name="Table7.A1" office:value-type="string">
            <text:p text:style-name="P11">25 Apr 2025</text:p>
          </table:table-cell>
        </table:table-row>
        <table:table-row table:style-name="Table7.4">
          <table:table-cell table:style-name="Table7.A1" table:number-columns-spanned="3" office:value-type="string">
            <text:p text:style-name="P9">Build data pipeline and establish baseline detection</text:p>
          </table:table-cell>
          <table:covered-table-cell/>
          <table:covered-table-cell/>
          <table:table-cell table:style-name="Table7.A1" office:value-type="string">
            <text:p text:style-name="P11">9 May 2025</text:p>
          </table:table-cell>
        </table:table-row>
        <table:table-row table:style-name="Table7.4">
          <table:table-cell table:style-name="Table7.A1" table:number-columns-spanned="3" office:value-type="string">
            <text:p text:style-name="P9">Integrate depth estimation and joint features</text:p>
          </table:table-cell>
          <table:covered-table-cell/>
          <table:covered-table-cell/>
          <table:table-cell table:style-name="Table7.A1" office:value-type="string">
            <text:p text:style-name="P11">23 May 2025</text:p>
          </table:table-cell>
        </table:table-row>
        <table:table-row table:style-name="Table7.4">
          <table:table-cell table:style-name="Table7.A1" table:number-columns-spanned="3" office:value-type="string">
            <text:p text:style-name="P10" loext:marker-style-name="T18"><text:span text:style-name="T37">Design GAT model and implement graph structure</text:span></text:p>
          </table:table-cell>
          <table:covered-table-cell/>
          <table:covered-table-cell/>
          <table:table-cell table:style-name="Table7.A1" office:value-type="string">
            <text:p text:style-name="P11">6 Jun 2025</text:p>
          </table:table-cell>
        </table:table-row>
        <table:table-row table:style-name="Table7.4">
          <table:table-cell table:style-name="Table7.A1" table:number-columns-spanned="3" office:value-type="string">
            <text:p text:style-name="P10" loext:marker-style-name="T18"><text:span text:style-name="T37">Prototype full pipeline and test small-scale training</text:span></text:p>
          </table:table-cell>
          <table:covered-table-cell/>
          <table:covered-table-cell/>
          <table:table-cell table:style-name="Table7.A1" office:value-type="string">
            <text:p text:style-name="P11">20 Jun 2025</text:p>
          </table:table-cell>
        </table:table-row>
        <table:table-row table:style-name="Table7.4">
          <table:table-cell table:style-name="Table7.A1" table:number-columns-spanned="3" office:value-type="string">
            <text:p text:style-name="P10" loext:marker-style-name="T18"><text:span text:style-name="T37">Run full training with hyperparameter tuning</text:span></text:p>
          </table:table-cell>
          <table:covered-table-cell/>
          <table:covered-table-cell/>
          <table:table-cell table:style-name="Table7.A1" office:value-type="string">
            <text:p text:style-name="P11">4 Jul 2025</text:p>
          </table:table-cell>
        </table:table-row>
        <table:table-row table:style-name="Table7.4">
          <table:table-cell table:style-name="Table7.A1" table:number-columns-spanned="3" office:value-type="string">
            <text:p text:style-name="P10" loext:marker-style-name="T18"><text:span text:style-name="T37">Benchmark performance and refactor codebase</text:span></text:p>
          </table:table-cell>
          <table:covered-table-cell/>
          <table:covered-table-cell/>
          <table:table-cell table:style-name="Table7.A1" office:value-type="string">
            <text:p text:style-name="P11">18 Jul 2025</text:p>
          </table:table-cell>
        </table:table-row>
        <table:table-row table:style-name="Table7.4">
          <table:table-cell table:style-name="Table7.D3" table:number-columns-spanned="3" office:value-type="string">
            <text:p text:style-name="P7" loext:marker-style-name="T18">Develop and compare alternative tracking methods</text:p>
          </table:table-cell>
          <table:covered-table-cell/>
          <table:covered-table-cell/>
          <table:table-cell table:style-name="Table7.D3" office:value-type="string">
            <text:p text:style-name="P11">1 Aug 2025</text:p>
          </table:table-cell>
        </table:table-row>
        <table:table-row table:style-name="Table7.4">
          <table:table-cell table:style-name="Table7.A1" table:number-columns-spanned="3" office:value-type="string">
            <text:p text:style-name="P10" loext:marker-style-name="T18"><text:span text:style-name="T37">Analyse results and refine features</text:span></text:p>
          </table:table-cell>
          <table:covered-table-cell/>
          <table:covered-table-cell/>
          <table:table-cell table:style-name="Table7.A1" office:value-type="string">
            <text:p text:style-name="P11">15 Aug 2025</text:p>
          </table:table-cell>
        </table:table-row>
        <table:table-row table:style-name="Table7.4">
          <table:table-cell table:style-name="Table7.D3" table:number-columns-spanned="3" office:value-type="string">
            <text:p text:style-name="P7" loext:marker-style-name="T18">Run ablation studies and freeze final model</text:p>
          </table:table-cell>
          <table:covered-table-cell/>
          <table:covered-table-cell/>
          <table:table-cell table:style-name="Table7.D3" office:value-type="string">
            <text:p text:style-name="P11">12 Sep 2025</text:p>
          </table:table-cell>
        </table:table-row>
        <table:table-row table:style-name="Table7.4">
          <table:table-cell table:style-name="Table7.D3" table:number-columns-spanned="3" office:value-type="string">
            <text:p text:style-name="P7" loext:marker-style-name="T18">Final experiments and documentation draft</text:p>
          </table:table-cell>
          <table:covered-table-cell/>
          <table:covered-table-cell/>
          <table:table-cell table:style-name="Table7.D3" office:value-type="string">
            <text:p text:style-name="P11">26 Sep 2025</text:p>
          </table:table-cell>
        </table:table-row>
        <table:table-row table:style-name="Table7.4">
          <table:table-cell table:style-name="Table7.D3" table:number-columns-spanned="3" office:value-type="string">
            <text:p text:style-name="P7" loext:marker-style-name="T18">Cross-dataset evaluation and inference optimization</text:p>
          </table:table-cell>
          <table:covered-table-cell/>
          <table:covered-table-cell/>
          <table:table-cell table:style-name="Table7.D3" office:value-type="string">
            <text:p text:style-name="P11">10 Oct 2025</text:p>
          </table:table-cell>
        </table:table-row>
        <table:table-row table:style-name="Table7.4">
          <table:table-cell table:style-name="Table7.D3" table:number-columns-spanned="3" office:value-type="string">
            <text:p text:style-name="P7" loext:marker-style-name="T18">Compile results and retrain for reproducibility</text:p>
          </table:table-cell>
          <table:covered-table-cell/>
          <table:covered-table-cell/>
          <table:table-cell table:style-name="Table7.D3" office:value-type="string">
            <text:p text:style-name="P11">7 Nov 2025</text:p>
          </table:table-cell>
        </table:table-row>
        <table:table-row table:style-name="Table7.4">
          <table:table-cell table:style-name="Table7.D3" table:number-columns-spanned="3" office:value-type="string">
            <text:p text:style-name="P7" loext:marker-style-name="T18">Generate visuals and clean codebase</text:p>
          </table:table-cell>
          <table:covered-table-cell/>
          <table:covered-table-cell/>
          <table:table-cell table:style-name="Table7.D3" office:value-type="string">
            <text:p text:style-name="P11">5 Dec 2025</text:p>
          </table:table-cell>
        </table:table-row>
        <table:table-row table:style-name="Table7.4">
          <table:table-cell table:style-name="Table7.D3" table:number-columns-spanned="3" office:value-type="string">
            <text:p text:style-name="P7" loext:marker-style-name="T18">Conduct robustness testing</text:p>
          </table:table-cell>
          <table:covered-table-cell/>
          <table:covered-table-cell/>
          <table:table-cell table:style-name="Table7.D3" office:value-type="string">
            <text:p text:style-name="P11">2 Jan 2026</text:p>
          </table:table-cell>
        </table:table-row>
        <table:table-row table:style-name="Table7.4">
          <table:table-cell table:style-name="Table7.D3" table:number-columns-spanned="3" office:value-type="string">
            <text:p text:style-name="P7" loext:marker-style-name="T18">Finalize data, metrics, and diagrams</text:p>
          </table:table-cell>
          <table:covered-table-cell/>
          <table:covered-table-cell/>
          <table:table-cell table:style-name="Table7.D3" office:value-type="string">
            <text:p text:style-name="P11">16 Jan 2026</text:p>
          </table:table-cell>
        </table:table-row>
        <table:table-row table:style-name="Table7.4">
          <table:table-cell table:style-name="Table7.D3" table:number-columns-spanned="3" office:value-type="string">
            <text:p text:style-name="P7" loext:marker-style-name="T18">Wrap up coding phase and begin writing</text:p>
          </table:table-cell>
          <table:covered-table-cell/>
          <table:covered-table-cell/>
          <table:table-cell table:style-name="Table7.D3" office:value-type="string">
            <text:p text:style-name="P11">13 Mar 2026</text:p>
          </table:table-cell>
        </table:table-row>
        <table:table-row table:style-name="Table7.4">
          <table:table-cell table:style-name="Table7.D3" table:number-columns-spanned="3" office:value-type="string">
            <text:p text:style-name="P7" loext:marker-style-name="T18">Draft core sections of journal and dissertation</text:p>
          </table:table-cell>
          <table:covered-table-cell/>
          <table:covered-table-cell/>
          <table:table-cell table:style-name="Table7.D3" office:value-type="string">
            <text:p text:style-name="P11">27 Mar 2026</text:p>
          </table:table-cell>
        </table:table-row>
        <table:table-row table:style-name="Table7.4">
          <table:table-cell table:style-name="Table7.D3" table:number-columns-spanned="3" office:value-type="string">
            <text:p text:style-name="P7"><text:span text:style-name="Strong_20_Emphasis"><text:span text:style-name="T81">Continue writing and incorporate figures</text:span></text:span></text:p>
          </table:table-cell>
          <table:covered-table-cell/>
          <table:covered-table-cell/>
          <table:table-cell table:style-name="Table7.D3" office:value-type="string">
            <text:p text:style-name="P11">10 Apr 2026</text:p>
          </table:table-cell>
        </table:table-row>
        <table:table-row table:style-name="Table7.4">
          <table:table-cell table:style-name="Table7.D3" table:number-columns-spanned="3" office:value-type="string">
            <text:p text:style-name="P7" loext:marker-style-name="T18">Complete journal first draft</text:p>
          </table:table-cell>
          <table:covered-table-cell/>
          <table:covered-table-cell/>
          <table:table-cell table:style-name="Table7.D3" office:value-type="string">
            <text:p text:style-name="P11">5 Jun 2026</text:p>
          </table:table-cell>
        </table:table-row>
        <table:table-row table:style-name="Table7.4">
          <table:table-cell table:style-name="Table7.D3" table:number-columns-spanned="3" office:value-type="string">
            <text:p text:style-name="P8"><text:span text:style-name="Strong_20_Emphasis"><text:span text:style-name="T81">Submit journal, </text:span></text:span><text:span text:style-name="Strong_20_Emphasis"><text:span text:style-name="T82">write final chapters </text:span></text:span><text:span text:style-name="Strong_20_Emphasis"><text:span text:style-name="T83">of dissertation</text:span></text:span></text:p>
          </table:table-cell>
          <table:covered-table-cell/>
          <table:covered-table-cell/>
          <table:table-cell table:style-name="Table7.D3" office:value-type="string">
            <text:p text:style-name="P11">3 Jul 2026</text:p>
          </table:table-cell>
        </table:table-row>
        <table:table-row table:style-name="Table7.4">
          <table:table-cell table:style-name="Table7.D3" table:number-columns-spanned="3" office:value-type="string">
            <text:p text:style-name="P7" loext:marker-style-name="T18">Revise and finalize dissertation</text:p>
          </table:table-cell>
          <table:covered-table-cell/>
          <table:covered-table-cell/>
          <table:table-cell table:style-name="Table7.D3" office:value-type="string">
            <text:p text:style-name="P11">17 Jul 2026</text:p>
          </table:table-cell>
        </table:table-row>
        <table:table-row table:style-name="Table7.4">
          <table:table-cell table:style-name="Table7.D3" table:number-columns-spanned="3" office:value-type="string">
            <text:p text:style-name="P7" loext:marker-style-name="T18">Submit final draft for review</text:p>
          </table:table-cell>
          <table:covered-table-cell/>
          <table:covered-table-cell/>
          <table:table-cell table:style-name="Table7.D3" office:value-type="string">
            <text:p text:style-name="P11">14 Aug 2026</text:p>
          </table:table-cell>
        </table:table-row>
        <table:table-row table:style-name="Table7.4">
          <table:table-cell table:style-name="Table7.D3" table:number-columns-spanned="3" office:value-type="string">
            <text:p text:style-name="P7" loext:marker-style-name="T18">Finalize and proof dissertation</text:p>
          </table:table-cell>
          <table:covered-table-cell/>
          <table:covered-table-cell/>
          <table:table-cell table:style-name="Table7.D3" office:value-type="string">
            <text:p text:style-name="P11">28 Aug 2026</text:p>
          </table:table-cell>
        </table:table-row>
        <table:table-row table:style-name="Table7.4">
          <table:table-cell table:style-name="Table7.D3" table:number-columns-spanned="3" office:value-type="string">
            <text:p text:style-name="P7" loext:marker-style-name="T18">Final submission</text:p>
          </table:table-cell>
          <table:covered-table-cell/>
          <table:covered-table-cell/>
          <table:table-cell table:style-name="Table7.D3" office:value-type="string">
            <text:p text:style-name="P11">25 Sep 2026</text:p>
          </table:table-cell>
        </table:table-row>
        <table:table-row table:style-name="Table7.29">
          <table:table-cell table:style-name="Table7.A1" office:value-type="string">
            <text:p text:style-name="P39" loext:marker-style-name="T18"><text:span text:style-name="T17">Meeting</text:span><text:span text:style-name="T40"> </text:span><text:span text:style-name="T17">schedule: </text:span><text:span text:style-name="T18">(At</text:span><text:span text:style-name="T33"> </text:span><text:span text:style-name="T18">least</text:span><text:span text:style-name="T33"> </text:span><text:span text:style-name="T18">once</text:span><text:span text:style-name="T33"> </text:span><text:span text:style-name="T18">every three months)</text:span></text:p>
          </table:table-cell>
          <table:table-cell table:style-name="Table7.A1" office:value-type="string">
            <text:p text:style-name="P24" loext:marker-style-name="T53"/>
          </table:table-cell>
          <table:table-cell table:style-name="Table7.A1" office:value-type="string">
            <text:p text:style-name="P24" loext:marker-style-name="T53"/>
          </table:table-cell>
          <table:table-cell table:style-name="Table7.A1" office:value-type="string">
            <text:p text:style-name="P24" loext:marker-style-name="T53"/>
          </table:table-cell>
        </table:table-row>
        <table:table-row table:style-name="Table7.3">
          <table:table-cell table:style-name="Table7.A1" office:value-type="string">
            <text:p text:style-name="P27" loext:marker-style-name="T53">Every 2<text:span text:style-name="T80">nd</text:span> Friday </text:p>
          </table:table-cell>
          <table:table-cell table:style-name="Table7.A1" office:value-type="string">
            <text:p text:style-name="P24" loext:marker-style-name="T53"/>
          </table:table-cell>
          <table:table-cell table:style-name="Table7.A1" office:value-type="string">
            <text:p text:style-name="P24" loext:marker-style-name="T53"/>
          </table:table-cell>
          <table:table-cell table:style-name="Table7.A1" office:value-type="string">
            <text:p text:style-name="P24" loext:marker-style-name="T53"/>
          </table:table-cell>
        </table:table-row>
      </table:table>
      <text:p text:style-name="P88" loext:marker-style-name="T12"/>
      <text:p text:style-name="P87" loext:marker-style-name="T12"/>
      <text:p text:style-name="P94" loext:marker-style-name="T1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46" loext:marker-style-name="T18"><text:span text:style-name="T17"/></text:p>
          </table:table-cell>
          <table:table-cell table:style-name="Table10.B1" office:value-type="string">
            <text:p text:style-name="P46" loext:marker-style-name="T18"><text:span text:style-name="T17">Other milestones or scheduled events: </text:span><text:span text:style-name="T18">(Monthly</text:span><text:span text:style-name="T31"> </text:span><text:span text:style-name="T18">email</text:span><text:span text:style-name="T31"> </text:span><text:span text:style-name="T18">contact)</text:span></text:p>
          </table:table-cell>
          <table:table-cell table:style-name="Table10.B1" office:value-type="string">
            <text:p text:style-name="P24" loext:marker-style-name="T53"/>
          </table:table-cell>
          <table:table-cell table:style-name="Table10.B1" office:value-type="string">
            <text:p text:style-name="P24" loext:marker-style-name="T53"/>
          </table:table-cell>
          <table:table-cell table:style-name="Table10.B1" office:value-type="string">
            <text:p text:style-name="P24" loext:marker-style-name="T53"/>
          </table:table-cell>
        </table:table-row>
        <table:table-row table:style-name="Table10.2">
          <table:table-cell table:style-name="Table10.B1" table:number-columns-spanned="2" office:value-type="string">
            <text:p text:style-name="P49" loext:marker-style-name="T17"/>
          </table:table-cell>
          <table:covered-table-cell/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</table:table-row>
        <table:table-row table:style-name="Table10.3">
          <table:table-cell table:style-name="Table10.B1" table:number-columns-spanned="2" office:value-type="string">
            <text:p text:style-name="P48" loext:marker-style-name="T18"/>
          </table:table-cell>
          <table:covered-table-cell/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</table:table-row>
        <table:table-row table:style-name="Table10.4">
          <table:table-cell table:style-name="Table10.B1" table:number-columns-spanned="2" office:value-type="string">
            <text:p text:style-name="P28" loext:marker-style-name="T56"/>
          </table:table-cell>
          <table:covered-table-cell/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</table:table-row>
        <table:table-row table:style-name="Table10.5">
          <table:table-cell table:style-name="Table10.B1" table:number-columns-spanned="2" office:value-type="string">
            <text:p text:style-name="P28" loext:marker-style-name="T56"/>
          </table:table-cell>
          <table:covered-table-cell/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</table:table-row>
        <table:table-row table:style-name="Table10.6">
          <table:table-cell table:style-name="Table10.B1" table:number-columns-spanned="2" office:value-type="string">
            <text:p text:style-name="P50" loext:marker-style-name="T17"><text:span text:style-name="T17">Other</text:span><text:span text:style-name="T32"> </text:span><text:span text:style-name="T17">milestones</text:span><text:span text:style-name="T32"> </text:span><text:span text:style-name="T17">or scheduled events:</text:span></text:p>
            <text:p text:style-name="P50" loext:marker-style-name="T56"><text:span text:style-name="T18">(e.g. Attend</text:span><text:span text:style-name="T31"> </text:span><text:span text:style-name="T18">workshops, seminars or conferences)</text:span></text:p>
          </table:table-cell>
          <table:covered-table-cell/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</table:table-row>
        <table:table-row table:style-name="Table10.7">
          <table:table-cell table:style-name="Table10.B1" table:number-columns-spanned="2" office:value-type="string">
            <text:p text:style-name="P28" loext:marker-style-name="T56"/>
          </table:table-cell>
          <table:covered-table-cell/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</table:table-row>
        <table:table-row table:style-name="Table10.8">
          <table:table-cell table:style-name="Table10.B1" table:number-columns-spanned="2" office:value-type="string">
            <text:p text:style-name="P28" loext:marker-style-name="T56"/>
          </table:table-cell>
          <table:covered-table-cell/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</table:table-row>
        <table:table-row table:style-name="Table10.9">
          <table:table-cell table:style-name="Table10.B1" table:number-columns-spanned="2" office:value-type="string">
            <text:p text:style-name="P28" loext:marker-style-name="T56"/>
          </table:table-cell>
          <table:covered-table-cell/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</table:table-row>
        <table:table-row table:style-name="Table10.10">
          <table:table-cell table:style-name="Table10.B1" table:number-columns-spanned="2" office:value-type="string">
            <text:p text:style-name="P28" loext:marker-style-name="T56"/>
          </table:table-cell>
          <table:covered-table-cell/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  <table:table-cell table:style-name="Table10.B1" office:value-type="string">
            <text:p text:style-name="P28" loext:marker-style-name="T56"/>
          </table:table-cell>
        </table:table-row>
      </table:table>
      <text:p text:style-name="P88" loext:marker-style-name="T12"/>
      <text:p text:style-name="P88" loext:marker-style-name="T12"/>
      <text:p text:style-name="P88" loext:marker-style-name="T12"/>
      <text:p text:style-name="P88" loext:marker-style-name="T12"/>
      <text:p text:style-name="P95" loext:marker-style-name="T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left="0.0362in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List_20_Paragraph" style:display-name="List Paragraph" style:family="paragraph" style:parent-style-name="Standard">
      <style:paragraph-properties fo:margin-left="0.5272in" fo:text-align="justify" style:justify-single-word="false" fo:text-indent="-0.3937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Revision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0pt" fo:font-weight="bold" style:font-name-asian="Arial2" style:font-family-asian="Arial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="Arial" fo:font-family="Arial" style:font-family-generic="roman" style:font-pitch="variable" fo:font-size="10pt" fo:letter-spacing="-0.0008in" fo:language="en" fo:country="US" fo:font-style="normal" fo:font-weight="normal" style:font-name-asian="Arial2" style:font-family-asian="Arial" style:font-family-generic-asian="system" style:font-pitch-asian="variable" style:font-size-asian="10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2" style:display-name="ListLabel 2" style:family="text">
      <style:text-properties fo:font-size="10pt" fo:letter-spacing="normal" fo:language="en" fo:country="US" fo:font-style="normal" fo:font-weight="normal" style:font-name-asian="Arial2" style:font-family-asian="Arial" style:font-family-generic-asian="system" style:font-pitch-asian="variable" style:font-size-asian="10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0pt" style:language-complex="ar" style:country-complex="SA" style:font-style-complex="normal" style:font-weight-complex="normal" style:text-scale="13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fo:letter-spacing="-0.0008in" fo:language="en" fo:country="US" fo:font-style="normal" fo:font-weight="normal" style:font-name-asian="Arial2" style:font-family-asian="Arial" style:font-family-generic-asian="system" style:font-pitch-asian="variable" style:font-size-asian="10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fo:letter-spacing="-0.0008in" fo:language="en" fo:country="US" fo:font-style="normal" fo:font-weight="normal" style:font-name-asian="Arial2" style:font-family-asian="Arial" style:font-family-generic-asian="system" style:font-pitch-asian="variable" style:font-size-asian="10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Arial" fo:font-family="Arial" style:font-family-generic="roman" style:font-pitch="variable" fo:font-size="10pt" fo:letter-spacing="-0.0008in" fo:language="en" fo:country="US" fo:font-style="normal" fo:font-weight="normal" style:font-name-asian="Arial2" style:font-family-asian="Arial" style:font-family-generic-asian="system" style:font-pitch-asian="variable" style:font-size-asian="10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language="en" fo:country="GB"/>
    </style:style>
    <style:style style:name="ListLabel_20_47" style:display-name="ListLabel 47" style:family="text">
      <style:text-properties fo:color="#005aaa" loext:opacity="100%" fo:font-size="8pt" fo:letter-spacing="-0.0016in" style:font-size-asian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5272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0.3839in"/>
        </style:list-level-properties>
        <style:text-properties fo:font-family="Arial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1.2374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1.948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2.6583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3.3689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4.0791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4.789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5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5272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3937in" fo:margin-left="1.1665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937in" fo:margin-left="1.8063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3937in" fo:margin-left="2.4453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937in" fo:margin-left="3.0846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3937in" fo:margin-left="3.7244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937in" fo:margin-left="4.3634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3937in" fo:margin-left="5.0028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937in" fo:margin-left="5.64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5272in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3937in" fo:margin-left="1.1665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3937in" fo:margin-left="1.8063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3937in" fo:margin-left="2.4453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3937in" fo:margin-left="3.0846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3937in" fo:margin-left="3.7244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3937in" fo:margin-left="4.3634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3937in" fo:margin-left="5.0028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3937in" fo:margin-left="5.64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3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3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3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3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3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3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3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3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6602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3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3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3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3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3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3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3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" style:family="table">
      <style:table-properties style:width="2.534in" fo:margin-left="3.1569in" fo:margin-top="0in" fo:margin-bottom="0in" table:align="left" style:writing-mode="lr-tb"/>
    </style:style>
    <style:style style:name="Table1.A" style:family="table-column">
      <style:table-column-properties style:column-width="1.3771in"/>
    </style:style>
    <style:style style:name="Table1.B" style:family="table-column">
      <style:table-column-properties style:column-width="1.1569in"/>
    </style:style>
    <style:style style:name="Table1.1" style:family="table-row">
      <style:table-row-properties style:min-row-height="0.095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2.534in" fo:margin-left="3.1569in" fo:margin-top="0in" fo:margin-bottom="0in" table:align="left" style:writing-mode="lr-tb"/>
    </style:style>
    <style:style style:name="Table2.A" style:family="table-column">
      <style:table-column-properties style:column-width="1.3771in"/>
    </style:style>
    <style:style style:name="Table2.B" style:family="table-column">
      <style:table-column-properties style:column-width="1.1569in"/>
    </style:style>
    <style:style style:name="Table2.1" style:family="table-row">
      <style:table-row-properties style:min-row-height="0.2229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2.534in" fo:margin-left="3.1569in" fo:margin-top="0in" fo:margin-bottom="0in" table:align="left" style:writing-mode="lr-tb"/>
    </style:style>
    <style:style style:name="Table4.A" style:family="table-column">
      <style:table-column-properties style:column-width="1.3771in"/>
    </style:style>
    <style:style style:name="Table4.B" style:family="table-column">
      <style:table-column-properties style:column-width="1.1569in"/>
    </style:style>
    <style:style style:name="Table4.1" style:family="table-row">
      <style:table-row-properties style:min-row-height="0.0951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2.534in" fo:margin-left="3.1569in" fo:margin-top="0in" fo:margin-bottom="0in" table:align="left" style:writing-mode="lr-tb"/>
    </style:style>
    <style:style style:name="Table5.A" style:family="table-column">
      <style:table-column-properties style:column-width="1.3771in"/>
    </style:style>
    <style:style style:name="Table5.B" style:family="table-column">
      <style:table-column-properties style:column-width="1.1569in"/>
    </style:style>
    <style:style style:name="Table5.1" style:family="table-row">
      <style:table-row-properties style:min-row-height="0.2229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2.534in" fo:margin-left="3.1569in" fo:margin-top="0in" fo:margin-bottom="0in" table:align="left" style:writing-mode="lr-tb"/>
    </style:style>
    <style:style style:name="Table8.A" style:family="table-column">
      <style:table-column-properties style:column-width="1.3771in"/>
    </style:style>
    <style:style style:name="Table8.B" style:family="table-column">
      <style:table-column-properties style:column-width="1.1569in"/>
    </style:style>
    <style:style style:name="Table8.1" style:family="table-row">
      <style:table-row-properties style:min-row-height="0.0951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2.534in" fo:margin-left="3.1569in" fo:margin-top="0in" fo:margin-bottom="0in" table:align="left" style:writing-mode="lr-tb"/>
    </style:style>
    <style:style style:name="Table9.A" style:family="table-column">
      <style:table-column-properties style:column-width="1.3771in"/>
    </style:style>
    <style:style style:name="Table9.B" style:family="table-column">
      <style:table-column-properties style:column-width="1.1569in"/>
    </style:style>
    <style:style style:name="Table9.1" style:family="table-row">
      <style:table-row-properties style:min-row-height="0.2229in"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2.534in" fo:margin-left="3.1569in" fo:margin-top="0in" fo:margin-bottom="0in" table:align="left" style:writing-mode="lr-tb"/>
    </style:style>
    <style:style style:name="Table11.A" style:family="table-column">
      <style:table-column-properties style:column-width="1.3771in"/>
    </style:style>
    <style:style style:name="Table11.B" style:family="table-column">
      <style:table-column-properties style:column-width="1.1569in"/>
    </style:style>
    <style:style style:name="Table11.1" style:family="table-row">
      <style:table-row-properties style:min-row-height="0.0951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2.534in" fo:margin-left="3.1569in" fo:margin-top="0in" fo:margin-bottom="0in" table:align="left" style:writing-mode="lr-tb"/>
    </style:style>
    <style:style style:name="Table12.A" style:family="table-column">
      <style:table-column-properties style:column-width="1.3771in"/>
    </style:style>
    <style:style style:name="Table12.B" style:family="table-column">
      <style:table-column-properties style:column-width="1.1569in"/>
    </style:style>
    <style:style style:name="Table12.1" style:family="table-row">
      <style:table-row-properties style:min-row-height="0.2229in"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MP1" style:family="paragraph" style:parent-style-name="Text_20_body">
      <style:paragraph-properties fo:line-height="5%"/>
    </style:style>
    <style:style style:name="MP2" style:family="paragraph" style:parent-style-name="Text_20_body">
      <style:paragraph-properties fo:margin-right="0.25in" fo:margin-top="0.0835in" fo:margin-bottom="0.0835in" style:contextual-spacing="false" fo:text-align="start" style:justify-single-word="false" fo:orphans="0" fo:widows="0"/>
      <style:text-properties fo:language="en" fo:country="US" style:letter-kerning="false" style:language-asian="en" style:country-asian="US" style:language-complex="ar" style:country-complex="SA"/>
    </style:style>
    <style:style style:name="MP3" style:family="paragraph" style:parent-style-name="Text_20_body">
      <style:paragraph-properties fo:margin-top="0in" fo:margin-bottom="0in" style:contextual-spacing="false" fo:line-height="5%" fo:text-align="start" style:justify-single-word="false" fo:orphans="0" fo:widows="0"/>
      <style:text-properties fo:language="en" fo:country="US" style:letter-kerning="false" style:language-asian="en" style:country-asian="US" style:language-complex="ar" style:country-complex="SA"/>
    </style:style>
    <style:style style:name="MP4" style:family="paragraph" style:parent-style-name="Text_20_body">
      <style:paragraph-properties fo:margin-top="0.0835in" fo:margin-bottom="0.0835in" style:contextual-spacing="false" fo:text-align="start" style:justify-single-word="false" fo:orphans="0" fo:widows="0"/>
      <style:text-properties fo:language="en" fo:country="US" style:letter-kerning="false" style:language-asian="en" style:country-asian="US" style:language-complex="ar" style:country-complex="SA"/>
    </style:style>
    <style:style style:name="MP5" style:family="paragraph" style:parent-style-name="Footer">
      <style:paragraph-properties fo:padding="0in" fo:border="non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left="0.0138in" fo:margin-right="0.302in" fo:margin-top="0.0102in" fo:margin-bottom="0in" style:contextual-spacing="false" fo:line-height="110%"/>
    </style:style>
    <style:style style:name="MP8" style:family="paragraph" style:parent-style-name="Frame_20_contents">
      <style:paragraph-properties fo:margin-left="0.0138in" fo:line-height="0.1264in"/>
    </style:style>
    <style:style style:name="MP9" style:family="paragraph" style:parent-style-name="Frame_20_contents">
      <style:paragraph-properties fo:margin-left="0.0138in" fo:margin-top="0.0146in" fo:margin-bottom="0in" style:contextual-spacing="false"/>
    </style:style>
    <style:style style:name="MP10" style:family="paragraph" style:parent-style-name="Frame_20_contents">
      <style:paragraph-properties fo:margin-left="0.0138in" fo:margin-top="0.0138in" fo:margin-bottom="0in" style:contextual-spacing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8pt" style:font-size-asian="8pt"/>
    </style:style>
    <style:style style:name="MT3" style:family="text">
      <style:text-properties fo:color="#005aaa" loext:opacity="100%" fo:font-size="8pt" style:font-size-asian="8pt"/>
    </style:style>
    <style:style style:name="MT4" style:family="text">
      <style:text-properties fo:color="#005aaa" loext:opacity="100%" fo:font-size="8pt" fo:letter-spacing="-0.0083in" style:font-size-asian="8pt"/>
    </style:style>
    <style:style style:name="MT5" style:family="text">
      <style:text-properties fo:color="#005aaa" loext:opacity="100%" fo:font-size="8pt" fo:letter-spacing="-0.0075in" style:font-size-asian="8pt"/>
    </style:style>
    <style:style style:name="MT6" style:family="text">
      <style:text-properties fo:color="#005aaa" loext:opacity="100%" fo:font-size="8pt" fo:letter-spacing="-0.0028in" style:font-size-asian="8pt"/>
    </style:style>
    <style:style style:name="MT7" style:family="text">
      <style:text-properties fo:color="#005aaa" loext:opacity="100%" fo:font-size="8pt" fo:letter-spacing="-0.0035in" style:font-size-asian="8pt"/>
    </style:style>
    <style:style style:name="MT8" style:family="text">
      <style:text-properties fo:color="#005aaa" loext:opacity="100%" fo:font-size="8pt" fo:letter-spacing="-0.0043in" style:font-size-asian="8pt"/>
    </style:style>
    <style:style style:name="MT9" style:family="text">
      <style:text-properties fo:color="#005aaa" loext:opacity="100%" fo:font-size="8pt" fo:letter-spacing="-0.002in" style:font-size-asian="8pt"/>
    </style:style>
    <style:style style:name="MT10" style:family="text">
      <style:text-properties fo:color="#005aaa" loext:opacity="100%" fo:font-size="8pt" fo:letter-spacing="-0.0016in" style:font-size-asian="8pt"/>
    </style:style>
    <style:style style:name="MT11" style:family="text">
      <style:text-properties fo:color="#005aaa" loext:opacity="100%" fo:font-size="8pt" fo:letter-spacing="-0.0008in" style:font-size-asian="8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Mgr1" style:family="graphic">
      <style:graphic-properties draw:stroke="solid" svg:stroke-width="0.0102in" svg:stroke-color="#007a7b" draw:fill="none" loext:fill-use-slide-background="false" draw:textarea-vertical-align="top" draw:auto-grow-height="false" fo:min-height="0in" fo:min-width="6.4984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loext:fill-use-slide-background="false" draw:textarea-vertical-align="top" draw:auto-grow-height="false" fo:min-height="0.7173in" fo:min-width="2.768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209in" fo:margin-bottom="0.472in" fo:margin-left="0.6528in" fo:margin-right="0.6945in" style:writing-mode="lr-tb" style:layout-grid-color="#c0c0c0" style:layout-grid-lines="42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598in" fo:margin-left="0in" fo:margin-right="0in" fo:margin-bottom="1.3201in" style:dynamic-spacing="true"/>
      </style:header-style>
      <style:footer-style>
        <style:header-footer-properties fo:min-height="0.6945in" fo:margin-left="0in" fo:margin-right="0in" fo:margin-top="0.6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209in" fo:margin-bottom="0.472in" fo:margin-left="0.6528in" fo:margin-right="0.6945in" style:writing-mode="lr-tb" style:layout-grid-color="#c0c0c0" style:layout-grid-lines="43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598in" fo:margin-left="0in" fo:margin-right="0in" fo:margin-bottom="1.3201in" style:dynamic-spacing="true"/>
      </style:header-style>
      <style:footer-style>
        <style:header-footer-properties fo:min-height="0.611in" fo:margin-left="0in" fo:margin-right="0in" fo:margin-top="0.57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 1214470882" text:anchor-type="char" svg:y="0.0102in" svg:width="6.1244in" svg:height="1.3256in" draw:z-index="1"><draw:image xlink:href="Pictures/1000000000001361000004CD4093D3EE.jpg" xlink:type="simple" xlink:show="embed" xlink:actuate="onLoad" draw:mime-type="image/jpeg"/><svg:desc>A close-up of a logo

Description automatically generated</svg:desc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Initial - Student</text:p>
            </table:table-cell>
            <table:table-cell table:style-name="Table1.A1" office:value-type="string">
              <text:p text:style-name="MP3"/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4"><draw:frame draw:style-name="Mfr2" draw:name="Frame2" text:anchor-type="paragraph" svg:x="6.5953in" svg:y="0.0819in" draw:z-index="26"><draw:text-box fo:min-height="0.0161in" fo:min-width="0.0161in"><text:p text:style-name="MP5"><text:span text:style-name="Page_20_Number"><text:span text:style-name="MT1">Page </text:span></text:span><text:span text:style-name="Page_20_Number"><text:span text:style-name="MT1"><text:page-number text:select-page="current">1</text:page-number></text:span></text:span><text:span text:style-name="Page_20_Number"><text:span text:style-name="MT1"><text:s/>of </text:span></text:span><text:span text:style-name="Page_20_Number"><text:span text:style-name="MT1"><text:page-count>6</text:page-count></text:span></text:span><text:span text:style-name="Page_20_Number"><text:s/></text:span></text:p></draw:text-box></draw:frame>Initial - Supervisor</text:p>
            </table:table-cell>
            <table:table-cell table:style-name="Table2.A1" office:value-type="string">
              <text:p text:style-name="MP3"/>
            </table:table-cell>
          </table:table-row>
        </table:table>
        <text:p text:style-name="MP1"><draw:custom-shape text:anchor-type="char" draw:z-index="4" draw:name="Graphic 3" draw:style-name="Mgr1" draw:text-style-name="MP6" svg:width="6.6953in" svg:height="0.0016in" svg:x="0.7917in" svg:y="10.4689in"><text:p/><draw:enhanced-geometry draw:mirror-horizontal="false" draw:mirror-vertical="false" svg:viewBox="0 0 0 0" drawooo:sub-view-size="6122035 0" draw:text-areas="0 0 ?f0 ?f1" draw:type="ooxml-non-primitive" draw:enhanced-path="M 0 0 L 6122034 0 N"><draw:equation draw:name="f0" draw:formula="logwidth"/><draw:equation draw:name="f1" draw:formula="logheight"/></draw:enhanced-geometry></draw:custom-shape><draw:custom-shape text:anchor-type="char" draw:z-index="6" draw:name="Textbox 4" draw:style-name="Mgr2" draw:text-style-name="MP6" svg:width="2.7677in" svg:height="0.7169in" svg:x="0.828in" svg:y="10.5646in"><text:p text:style-name="MP7" loext:marker-style-name="MT2"><text:span text:style-name="MT3">EBIT:</text:span><text:span text:style-name="MT4"> </text:span><text:span text:style-name="MT3">Postgraduate</text:span><text:span text:style-name="MT5"> </text:span><text:span text:style-name="MT3">Administration</text:span><text:span text:style-name="MT5"> </text:span><text:span text:style-name="MT3">office University of Pretoria, Private Bag X20</text:span></text:p><text:p text:style-name="MP8" loext:marker-style-name="MT2"><text:span text:style-name="MT3">Hatfield</text:span><text:span text:style-name="MT6"> </text:span><text:span text:style-name="MT3">0028,</text:span><text:span text:style-name="MT7"> </text:span><text:span text:style-name="MT3">South</text:span><text:span text:style-name="MT8"> </text:span><text:span text:style-name="MT3">Africa.</text:span><text:span text:style-name="MT7"> </text:span><text:span text:style-name="MT3">Eng</text:span><text:span text:style-name="MT8"> </text:span><text:span text:style-name="MT3">1,</text:span><text:span text:style-name="MT7"> </text:span><text:span text:style-name="MT3">Level</text:span><text:span text:style-name="MT9"> </text:span><text:span text:style-name="MT3">6, Room</text:span><text:span text:style-name="MT9"> </text:span><text:span text:style-name="MT3">6-</text:span><text:span text:style-name="MT7">8.1</text:span></text:p><text:p text:style-name="MP9" loext:marker-style-name="MT2"><text:span text:style-name="MT3">Tel</text:span><text:span text:style-name="MT9"> </text:span><text:span text:style-name="MT3">+27</text:span><text:span text:style-name="MT10"> </text:span><text:span text:style-name="MT3">(0)12</text:span><text:span text:style-name="MT10"> </text:span><text:span text:style-name="MT3">420</text:span><text:span text:style-name="MT11"> </text:span><text:span text:style-name="MT10">5315/6319</text:span></text:p><text:p text:style-name="MP10" loext:marker-style-name="MT2"><text:a xlink:type="simple" xlink:href="http://www.up.ac.za/" text:style-name="ListLabel_20_47" text:visited-style-name="ListLabel_20_47"><text:span text:style-name="MT10">www.up.ac.za</text:span></text:a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1" draw:style-name="Mdp1">
      <style:header>
        <text:p text:style-name="MP1"><draw:frame draw:style-name="Mfr1" draw:name="Picture 1214470882 Copy 1" text:anchor-type="char" svg:y="0.0102in" svg:width="6.1244in" svg:height="1.3256in" draw:z-index="16"><draw:image xlink:href="Pictures/1000000000001361000004CD4093D3EE.jpg" xlink:type="simple" xlink:show="embed" xlink:actuate="onLoad" draw:mime-type="image/jpeg"/><svg:desc>A close-up of a logo

Description automatically generated</svg:desc></draw:frame></text:p>
      </style:header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2">Initial - Student</text:p>
            </table:table-cell>
            <table:table-cell table:style-name="Table4.A1" office:value-type="string">
              <text:p text:style-name="MP3"/>
            </table:table-cell>
          </table:table-row>
        </table:table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4"><draw:frame draw:style-name="Mfr2" draw:name="Frame5" text:anchor-type="paragraph" svg:x="6.5953in" svg:y="0.0819in" draw:z-index="24"><draw:text-box fo:min-height="0.0161in" fo:min-width="0.0161in"><text:p text:style-name="MP5"><text:span text:style-name="Page_20_Number"><text:span text:style-name="MT1">Page </text:span></text:span><text:span text:style-name="Page_20_Number"><text:span text:style-name="MT1"><text:page-number text:select-page="current">3</text:page-number></text:span></text:span><text:span text:style-name="Page_20_Number"><text:span text:style-name="MT1"><text:s/>of </text:span></text:span><text:span text:style-name="Page_20_Number"><text:span text:style-name="MT1"><text:page-count>6</text:page-count></text:span></text:span><text:span text:style-name="Page_20_Number"><text:s/></text:span></text:p></draw:text-box></draw:frame>Initial - Supervisor</text:p>
            </table:table-cell>
            <table:table-cell table:style-name="Table5.A1" office:value-type="string">
              <text:p text:style-name="MP3"/>
            </table:table-cell>
          </table:table-row>
        </table:table>
        <text:p text:style-name="MP1"><draw:custom-shape text:anchor-type="char" draw:z-index="2" draw:name="Graphic 1" draw:style-name="Mgr1" draw:text-style-name="MP6" svg:width="6.6953in" svg:height="0.0016in" svg:x="0.7917in" svg:y="10.4689in"><text:p/><draw:enhanced-geometry draw:mirror-horizontal="false" draw:mirror-vertical="false" svg:viewBox="0 0 0 0" drawooo:sub-view-size="6122035 0" draw:text-areas="0 0 ?f0 ?f1" draw:type="ooxml-non-primitive" draw:enhanced-path="M 0 0 L 6122034 0 N"><draw:equation draw:name="f0" draw:formula="logwidth"/><draw:equation draw:name="f1" draw:formula="logheight"/></draw:enhanced-geometry></draw:custom-shape><draw:custom-shape text:anchor-type="char" draw:z-index="9" draw:name="Textbox 1" draw:style-name="Mgr2" draw:text-style-name="MP6" svg:width="2.7677in" svg:height="0.7169in" svg:x="0.828in" svg:y="10.5646in"><text:p text:style-name="MP7" loext:marker-style-name="MT2"><text:span text:style-name="MT3">EBIT:</text:span><text:span text:style-name="MT4"> </text:span><text:span text:style-name="MT3">Postgraduate</text:span><text:span text:style-name="MT5"> </text:span><text:span text:style-name="MT3">Administration</text:span><text:span text:style-name="MT5"> </text:span><text:span text:style-name="MT3">office University of Pretoria, Private Bag X20</text:span></text:p><text:p text:style-name="MP8" loext:marker-style-name="MT2"><text:span text:style-name="MT3">Hatfield</text:span><text:span text:style-name="MT6"> </text:span><text:span text:style-name="MT3">0028,</text:span><text:span text:style-name="MT7"> </text:span><text:span text:style-name="MT3">South</text:span><text:span text:style-name="MT8"> </text:span><text:span text:style-name="MT3">Africa.</text:span><text:span text:style-name="MT7"> </text:span><text:span text:style-name="MT3">Eng</text:span><text:span text:style-name="MT8"> </text:span><text:span text:style-name="MT3">1,</text:span><text:span text:style-name="MT7"> </text:span><text:span text:style-name="MT3">Level</text:span><text:span text:style-name="MT9"> </text:span><text:span text:style-name="MT3">6, Room</text:span><text:span text:style-name="MT9"> </text:span><text:span text:style-name="MT3">6-</text:span><text:span text:style-name="MT7">8.1</text:span></text:p><text:p text:style-name="MP9" loext:marker-style-name="MT2"><text:span text:style-name="MT3">Tel</text:span><text:span text:style-name="MT9"> </text:span><text:span text:style-name="MT3">+27</text:span><text:span text:style-name="MT10"> </text:span><text:span text:style-name="MT3">(0)12</text:span><text:span text:style-name="MT10"> </text:span><text:span text:style-name="MT3">420</text:span><text:span text:style-name="MT11"> </text:span><text:span text:style-name="MT10">5315/6319</text:span></text:p><text:p text:style-name="MP10" loext:marker-style-name="MT2"><text:a xlink:type="simple" xlink:href="http://www.up.ac.za/" text:style-name="ListLabel_20_47" text:visited-style-name="ListLabel_20_47"><text:span text:style-name="MT10">www.up.ac.za</text:span></text:a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2" draw:style-name="Mdp1">
      <style:header>
        <text:p text:style-name="MP1"><draw:frame draw:style-name="Mfr1" draw:name="Picture 1214470882 Copy 1 Copy 1" text:anchor-type="char" svg:y="0.0102in" svg:width="6.1244in" svg:height="1.3256in" draw:z-index="10"><draw:image xlink:href="Pictures/1000000000001361000004CD4093D3EE.jpg" xlink:type="simple" xlink:show="embed" xlink:actuate="onLoad" draw:mime-type="image/jpeg"/><svg:desc>A close-up of a logo

Description automatically generated</svg:desc></draw:frame></text:p>
      </style:header>
      <style:footer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">Initial - Student</text:p>
            </table:table-cell>
            <table:table-cell table:style-name="Table8.A1" office:value-type="string">
              <text:p text:style-name="MP3"/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4"><draw:frame draw:style-name="Mfr2" draw:name="Frame7" text:anchor-type="paragraph" svg:x="6.5953in" svg:y="0.0819in" draw:z-index="28"><draw:text-box fo:min-height="0.0161in" fo:min-width="0.0161in"><text:p text:style-name="MP5"><text:span text:style-name="Page_20_Number"><text:span text:style-name="MT1">Page </text:span></text:span><text:span text:style-name="Page_20_Number"><text:span text:style-name="MT1"><text:page-number text:select-page="current">5</text:page-number></text:span></text:span><text:span text:style-name="Page_20_Number"><text:span text:style-name="MT1"><text:s/>of </text:span></text:span><text:span text:style-name="Page_20_Number"><text:span text:style-name="MT1"><text:page-count>6</text:page-count></text:span></text:span><text:span text:style-name="Page_20_Number"><text:s/></text:span></text:p></draw:text-box></draw:frame>Initial - Supervisor</text:p>
            </table:table-cell>
            <table:table-cell table:style-name="Table9.A1" office:value-type="string">
              <text:p text:style-name="MP3"/>
            </table:table-cell>
          </table:table-row>
        </table:table>
        <text:p text:style-name="MP1"><draw:custom-shape text:anchor-type="char" draw:z-index="12" draw:name="Graphic 2" draw:style-name="Mgr1" draw:text-style-name="MP6" svg:width="6.6953in" svg:height="0.0016in" svg:x="0.7917in" svg:y="10.4689in"><text:p/><draw:enhanced-geometry draw:mirror-horizontal="false" draw:mirror-vertical="false" svg:viewBox="0 0 0 0" drawooo:sub-view-size="6122035 0" draw:text-areas="0 0 ?f0 ?f1" draw:type="ooxml-non-primitive" draw:enhanced-path="M 0 0 L 6122034 0 N"><draw:equation draw:name="f0" draw:formula="logwidth"/><draw:equation draw:name="f1" draw:formula="logheight"/></draw:enhanced-geometry></draw:custom-shape><draw:custom-shape text:anchor-type="char" draw:z-index="17" draw:name="Textbox 2" draw:style-name="Mgr2" draw:text-style-name="MP6" svg:width="2.7677in" svg:height="0.7169in" svg:x="0.828in" svg:y="10.5646in"><text:p text:style-name="MP7" loext:marker-style-name="MT2"><text:span text:style-name="MT3">EBIT:</text:span><text:span text:style-name="MT4"> </text:span><text:span text:style-name="MT3">Postgraduate</text:span><text:span text:style-name="MT5"> </text:span><text:span text:style-name="MT3">Administration</text:span><text:span text:style-name="MT5"> </text:span><text:span text:style-name="MT3">office University of Pretoria, Private Bag X20</text:span></text:p><text:p text:style-name="MP8" loext:marker-style-name="MT2"><text:span text:style-name="MT3">Hatfield</text:span><text:span text:style-name="MT6"> </text:span><text:span text:style-name="MT3">0028,</text:span><text:span text:style-name="MT7"> </text:span><text:span text:style-name="MT3">South</text:span><text:span text:style-name="MT8"> </text:span><text:span text:style-name="MT3">Africa.</text:span><text:span text:style-name="MT7"> </text:span><text:span text:style-name="MT3">Eng</text:span><text:span text:style-name="MT8"> </text:span><text:span text:style-name="MT3">1,</text:span><text:span text:style-name="MT7"> </text:span><text:span text:style-name="MT3">Level</text:span><text:span text:style-name="MT9"> </text:span><text:span text:style-name="MT3">6, Room</text:span><text:span text:style-name="MT9"> </text:span><text:span text:style-name="MT3">6-</text:span><text:span text:style-name="MT7">8.1</text:span></text:p><text:p text:style-name="MP9" loext:marker-style-name="MT2"><text:span text:style-name="MT3">Tel</text:span><text:span text:style-name="MT9"> </text:span><text:span text:style-name="MT3">+27</text:span><text:span text:style-name="MT10"> </text:span><text:span text:style-name="MT3">(0)12</text:span><text:span text:style-name="MT10"> </text:span><text:span text:style-name="MT3">420</text:span><text:span text:style-name="MT11"> </text:span><text:span text:style-name="MT10">5315/6319</text:span></text:p><text:p text:style-name="MP10" loext:marker-style-name="MT2"><text:a xlink:type="simple" xlink:href="http://www.up.ac.za/" text:style-name="ListLabel_20_47" text:visited-style-name="ListLabel_20_47"><text:span text:style-name="MT10">www.up.ac.za</text:span></text:a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2" draw:style-name="Mdp1">
      <style:header>
        <text:p text:style-name="MP1"><draw:frame draw:style-name="Mfr1" draw:name="Picture 1214470882 Copy 1 Copy 1 Copy 1" text:anchor-type="char" svg:y="0.0102in" svg:width="6.1244in" svg:height="1.3256in" draw:z-index="14"><draw:image xlink:href="Pictures/1000000000001361000004CD4093D3EE.jpg" xlink:type="simple" xlink:show="embed" xlink:actuate="onLoad" draw:mime-type="image/jpeg"/><svg:desc>A close-up of a logo

Description automatically generated</svg:desc></draw:frame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2">Initial - Student</text:p>
            </table:table-cell>
            <table:table-cell table:style-name="Table11.A1" office:value-type="string">
              <text:p text:style-name="MP3"/>
            </table:table-cell>
          </table:table-row>
        </table:table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4"><draw:frame draw:style-name="Mfr2" draw:name="Frame9" text:anchor-type="paragraph" svg:x="6.5953in" svg:y="0.0819in" draw:z-index="29"><draw:text-box fo:min-height="0.0161in" fo:min-width="0.0161in"><text:p text:style-name="MP5"><text:span text:style-name="Page_20_Number"><text:span text:style-name="MT1">Page </text:span></text:span><text:span text:style-name="Page_20_Number"><text:span text:style-name="MT1"><text:page-number text:select-page="current">6</text:page-number></text:span></text:span><text:span text:style-name="Page_20_Number"><text:span text:style-name="MT1"><text:s/>of </text:span></text:span><text:span text:style-name="Page_20_Number"><text:span text:style-name="MT1"><text:page-count>6</text:page-count></text:span></text:span><text:span text:style-name="Page_20_Number"><text:s/></text:span></text:p></draw:text-box></draw:frame>Initial - Supervisor</text:p>
            </table:table-cell>
            <table:table-cell table:style-name="Table12.A1" office:value-type="string">
              <text:p text:style-name="MP3"/>
            </table:table-cell>
          </table:table-row>
        </table:table>
        <text:p text:style-name="MP1"><draw:custom-shape text:anchor-type="char" draw:z-index="15" draw:name="Graphic 4" draw:style-name="Mgr1" draw:text-style-name="MP6" svg:width="6.6953in" svg:height="0.0016in" svg:x="0.7917in" svg:y="10.4689in"><text:p/><draw:enhanced-geometry draw:mirror-horizontal="false" draw:mirror-vertical="false" svg:viewBox="0 0 0 0" drawooo:sub-view-size="6122035 0" draw:text-areas="0 0 ?f0 ?f1" draw:type="ooxml-non-primitive" draw:enhanced-path="M 0 0 L 6122034 0 N"><draw:equation draw:name="f0" draw:formula="logwidth"/><draw:equation draw:name="f1" draw:formula="logheight"/></draw:enhanced-geometry></draw:custom-shape><draw:custom-shape text:anchor-type="char" draw:z-index="14" draw:name="Textbox 3" draw:style-name="Mgr2" draw:text-style-name="MP6" svg:width="2.7677in" svg:height="0.7169in" svg:x="0.828in" svg:y="10.5646in"><text:p text:style-name="MP7" loext:marker-style-name="MT2"><text:span text:style-name="MT3">EBIT:</text:span><text:span text:style-name="MT4"> </text:span><text:span text:style-name="MT3">Postgraduate</text:span><text:span text:style-name="MT5"> </text:span><text:span text:style-name="MT3">Administration</text:span><text:span text:style-name="MT5"> </text:span><text:span text:style-name="MT3">office University of Pretoria, Private Bag X20</text:span></text:p><text:p text:style-name="MP8" loext:marker-style-name="MT2"><text:span text:style-name="MT3">Hatfield</text:span><text:span text:style-name="MT6"> </text:span><text:span text:style-name="MT3">0028,</text:span><text:span text:style-name="MT7"> </text:span><text:span text:style-name="MT3">South</text:span><text:span text:style-name="MT8"> </text:span><text:span text:style-name="MT3">Africa.</text:span><text:span text:style-name="MT7"> </text:span><text:span text:style-name="MT3">Eng</text:span><text:span text:style-name="MT8"> </text:span><text:span text:style-name="MT3">1,</text:span><text:span text:style-name="MT7"> </text:span><text:span text:style-name="MT3">Level</text:span><text:span text:style-name="MT9"> </text:span><text:span text:style-name="MT3">6, Room</text:span><text:span text:style-name="MT9"> </text:span><text:span text:style-name="MT3">6-</text:span><text:span text:style-name="MT7">8.1</text:span></text:p><text:p text:style-name="MP9" loext:marker-style-name="MT2"><text:span text:style-name="MT3">Tel</text:span><text:span text:style-name="MT9"> </text:span><text:span text:style-name="MT3">+27</text:span><text:span text:style-name="MT10"> </text:span><text:span text:style-name="MT3">(0)12</text:span><text:span text:style-name="MT10"> </text:span><text:span text:style-name="MT3">420</text:span><text:span text:style-name="MT11"> </text:span><text:span text:style-name="MT10">5315/6319</text:span></text:p><text:p text:style-name="MP10" loext:marker-style-name="MT2"><text:a xlink:type="simple" xlink:href="http://www.up.ac.za/" text:style-name="ListLabel_20_47" text:visited-style-name="ListLabel_20_47"><text:span text:style-name="MT10">www.up.ac.za</text:span></text:a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ina Young</meta:initial-creator>
    <meta:editing-cycles>33</meta:editing-cycles>
    <meta:creation-date>2024-08-29T07:40:00</meta:creation-date>
    <dc:date>2025-05-04T17:51:23.639638373</dc:date>
    <meta:editing-duration>PT7H44M48S</meta:editing-duration>
    <meta:generator>LibreOffice/24.2.7.2$Linux_X86_64 LibreOffice_project/420$Build-2</meta:generator>
    <meta:print-date>2025-05-04T17:37:02.423007144</meta:print-date>
    <meta:document-statistic meta:table-count="12" meta:image-count="4" meta:object-count="0" meta:page-count="6" meta:paragraph-count="188" meta:word-count="1389" meta:character-count="10496" meta:non-whitespace-character-count="9308"/>
    <meta:user-defined meta:name="AppVersion">16.0000</meta:user-defined>
    <meta:user-defined meta:name="Created" meta:value-type="date">2023-03-27T00:00:00</meta:user-defined>
    <meta:user-defined meta:name="Creator">Microsoft® Word 2016</meta:user-defined>
    <meta:user-defined meta:name="GrammarlyDocumentId">4be9be5ddb9a0e1c989baa7c17d0ca811e89b0a3b4778c6d117a27c43508435f</meta:user-defined>
    <meta:user-defined meta:name="LastSaved" meta:value-type="date">2024-08-29T00:00:00</meta:user-defined>
    <meta:user-defined meta:name="Producer" meta:value-type="string">Microsoft® Word 2016</meta:user-defined>
    <meta:template xlink:type="simple" xlink:actuate="onRequest" xlink:title="Normal.dotm" xlink:href=""/>
  </office:meta>
</office:document-meta>
</file>